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3cm"/>
    </style:style>
    <style:style style:name="co2" style:family="table-column">
      <style:table-column-properties fo:break-before="auto" style:column-width="9.266cm"/>
    </style:style>
    <style:style style:name="co3" style:family="table-column">
      <style:table-column-properties fo:break-before="auto" style:column-width="2.01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111cm"/>
    </style:style>
    <style:style style:name="co6" style:family="table-column">
      <style:table-column-properties fo:break-before="auto" style:column-width="0.87cm"/>
    </style:style>
    <style:style style:name="co7" style:family="table-column">
      <style:table-column-properties fo:break-before="auto" style:column-width="1.03cm"/>
    </style:style>
    <style:style style:name="co8" style:family="table-column">
      <style:table-column-properties fo:break-before="auto" style:column-width="1.004cm"/>
    </style:style>
    <style:style style:name="co9" style:family="table-column">
      <style:table-column-properties fo:break-before="auto" style:column-width="1.32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7.93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6.078cm"/>
    </style:style>
    <style:style style:name="co14" style:family="table-column">
      <style:table-column-properties fo:break-before="auto" style:column-width="2.096cm"/>
    </style:style>
    <style:style style:name="co15" style:family="table-column">
      <style:table-column-properties fo:break-before="auto" style:column-width="1.986cm"/>
    </style:style>
    <style:style style:name="co16" style:family="table-column">
      <style:table-column-properties fo:break-before="auto" style:column-width="1.124cm"/>
    </style:style>
    <style:style style:name="co17" style:family="table-column">
      <style:table-column-properties fo:break-before="auto" style:column-width="0.878cm"/>
    </style:style>
    <style:style style:name="co18" style:family="table-column">
      <style:table-column-properties fo:break-before="auto" style:column-width="1.042cm"/>
    </style:style>
    <style:style style:name="co19" style:family="table-column">
      <style:table-column-properties fo:break-before="auto" style:column-width="1.014cm"/>
    </style:style>
    <style:style style:name="co20" style:family="table-column">
      <style:table-column-properties fo:break-before="auto" style:column-width="1.342cm"/>
    </style:style>
    <style:style style:name="co21" style:family="table-column">
      <style:table-column-properties fo:break-before="auto" style:column-width="0.907cm"/>
    </style:style>
    <style:style style:name="co22" style:family="table-column">
      <style:table-column-properties fo:break-before="auto" style:column-width="4.119cm"/>
    </style:style>
    <style:style style:name="co23" style:family="table-column">
      <style:table-column-properties fo:break-before="auto" style:column-width="2.381cm"/>
    </style:style>
    <style:style style:name="co24" style:family="table-column">
      <style:table-column-properties fo:break-before="auto" style:column-width="1.625cm"/>
    </style:style>
    <style:style style:name="co25" style:family="table-column">
      <style:table-column-properties fo:break-before="auto" style:column-width="1.769cm"/>
    </style:style>
    <style:style style:name="co26" style:family="table-column">
      <style:table-column-properties fo:break-before="auto" style:column-width="1.916cm"/>
    </style:style>
    <style:style style:name="co27" style:family="table-column">
      <style:table-column-properties fo:break-before="auto" style:column-width="1.334cm"/>
    </style:style>
    <style:style style:name="co28" style:family="table-column">
      <style:table-column-properties fo:break-before="auto" style:column-width="1.129cm"/>
    </style:style>
    <style:style style:name="co29" style:family="table-column">
      <style:table-column-properties fo:break-before="auto" style:column-width="1.187cm"/>
    </style:style>
    <style:style style:name="co30" style:family="table-column">
      <style:table-column-properties fo:break-before="auto" style:column-width="0.896cm"/>
    </style:style>
    <style:style style:name="co31" style:family="table-column">
      <style:table-column-properties fo:break-before="auto" style:column-width="1.012cm"/>
    </style:style>
    <style:style style:name="co32" style:family="table-column">
      <style:table-column-properties fo:break-before="auto" style:column-width="0.984cm"/>
    </style:style>
    <style:style style:name="co33" style:family="table-column">
      <style:table-column-properties fo:break-before="auto" style:column-width="1.275cm"/>
    </style:style>
    <style:style style:name="co34" style:family="table-column">
      <style:table-column-properties fo:break-before="auto" style:column-width="4.18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25cm" fo:break-before="auto" style:use-optimal-row-height="fals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47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3333"/>
    </style:style>
    <style:style style:name="ce14" style:family="table-cell" style:parent-style-name="Default">
      <style:table-cell-properties fo:background-color="#cccccc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weight="bold" style:font-name-asian="SimSun" style:font-weight-asian="bold" style:font-name-complex="Lucida Sans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ff9900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 style:data-style-name="N108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8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9" style:family="table-cell" style:parent-style-name="Default" style:data-style-name="N1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3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3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cm"/>
    </style:style>
    <style:style style:name="ce34" style:family="table-cell" style:parent-style-name="Default">
      <style:text-properties style:font-name="Arial" style:font-name-asian="SimSun" style:font-name-complex="Lucida Sans"/>
    </style:style>
    <style:style style:name="ce35" style:family="table-cell" style:parent-style-name="Default">
      <style:table-cell-properties fo:background-color="#dc2300"/>
    </style:style>
    <style:style style:name="ce36" style:family="table-cell" style:parent-style-name="Defaul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fo:background-color="#0099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1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cm"/>
    </style:style>
    <style:style style:name="ce45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 style:data-style-name="N100">
      <style:table-cell-properties fo:background-color="#0000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Arial" style:font-name-asian="SimSun" style:font-name-complex="Lucida Sans"/>
    </style:style>
  </office:automatic-styles>
  <office:body>
    <office:spreadsheet>
      <table:table table:name="addressboo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10" table:number-columns-repeated="1009" table:default-cell-style-name="Default"/>
        <table:table-row table:style-name="ro1">
          <table:table-cell/>
          <table:table-cell table:style-name="ce1"/>
          <table:table-cell table:style-name="ce1" office:value-type="string" table:number-columns-spanned="2" table:number-rows-spanned="1">
            <text:p>TRACE GENERATION</text:p>
          </table:table-cell>
          <table:covered-table-cell table:style-name="ce1"/>
          <table:table-cell table:style-name="ce1" office:value-type="string" table:number-columns-spanned="6" table:number-rows-spanned="1">
            <text:p>REPAIR</text:p>
          </table:table-cell>
          <table:covered-table-cell table:style-name="ce1"/>
          <table:covered-table-cell table:number-columns-repeated="4" table:style-name="Default"/>
          <table:table-cell table:style-name="ce1" office:value-type="string" table:number-columns-spanned="3" table:number-rows-spanned="1">
            <text:p>TIME</text:p>
          </table:table-cell>
          <table:covered-table-cell table:number-columns-repeated="2" table:style-name="Default"/>
          <table:table-cell table:number-columns-repeated="1009"/>
        </table:table-row>
        <table:table-row table:style-name="ro2">
          <table:table-cell table:style-name="ce1" office:value-type="string">
            <text:p>Version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Unrep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14">
            <text:p>4.1.1</text:p>
          </table:table-cell>
          <table:table-cell office:value-type="string">
            <text:p>AddressBookSearchAddressBookNameTest</text:p>
          </table:table-cell>
          <table:table-cell table:style-name="ce5" office:value-type="float" office:value="3.087">
            <text:p>3.087</text:p>
          </table:table-cell>
          <table:table-cell table:style-name="ce5" office:value-type="float" office:value="7.713">
            <text:p>7.713</text:p>
          </table:table-cell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1" office:value-type="float" office:value="17.544">
            <text:p>18</text:p>
          </table:table-cell>
          <table:table-cell table:style-name="ce11" office:value-type="float" office:value="17.932">
            <text:p>18</text:p>
          </table:table-cell>
          <table:table-cell table:style-name="ce11" office:value-type="float" office:value="19.072">
            <text:p>1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AddressBookEmailTest</text:p>
          </table:table-cell>
          <table:table-cell table:style-name="ce5" office:value-type="float" office:value="3.039">
            <text:p>3.039</text:p>
          </table:table-cell>
          <table:table-cell table:style-name="ce5" office:value-type="float" office:value="7.052">
            <text:p>7.052</text:p>
          </table:table-cell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1" office:value-type="float" office:value="17.544">
            <text:p>18</text:p>
          </table:table-cell>
          <table:table-cell table:style-name="ce11" office:value-type="float" office:value="17.932">
            <text:p>18</text:p>
          </table:table-cell>
          <table:table-cell table:style-name="ce11" office:value-type="float" office:value="19.072">
            <text:p>1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AddressBookTelephoneNegativeTest</text:p>
          </table:table-cell>
          <table:table-cell table:style-name="ce5" office:value-type="float" office:value="3.092">
            <text:p>3.092</text:p>
          </table:table-cell>
          <table:table-cell table:style-name="ce5" office:value-type="float" office:value="5.291">
            <text:p>5.291</text:p>
          </table:table-cell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1" office:value-type="float" office:value="17.544">
            <text:p>18</text:p>
          </table:table-cell>
          <table:table-cell table:style-name="ce11" office:value-type="float" office:value="17.932">
            <text:p>18</text:p>
          </table:table-cell>
          <table:table-cell table:style-name="ce11" office:value-type="float" office:value="19.072">
            <text:p>1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table-cell table:style-name="ce5" office:value-type="float" office:value="3.799" table:number-columns-spanned="1" table:number-rows-spanned="11">
            <text:p>3.799</text:p>
          </table:table-cell>
          <table:table-cell table:style-name="ce5" office:value-type="float" office:value="22" table:number-columns-spanned="1" table:number-rows-spanned="11">
            <text:p>22.000</text:p>
          </table:table-cell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2" office:value-type="float" office:value="46" table:number-columns-spanned="1" table:number-rows-spanned="11">
            <text:p>46</text:p>
          </table:table-cell>
          <table:table-cell table:style-name="ce12" office:value-type="float" office:value="57" table:number-columns-spanned="1" table:number-rows-spanned="11">
            <text:p>57</text:p>
          </table:table-cell>
          <table:table-cell table:style-name="ce12" office:value-type="float" office:value="59" table:number-columns-spanned="1" table:number-rows-spanned="11">
            <text:p>5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table-cell table:style-name="ce3" office:value-type="string" table:number-columns-spanned="1" table:number-rows-spanned="20">
            <text:p>5.6</text:p>
          </table:table-cell>
          <table:table-cell table:style-name="ce4" office:value-type="string">
            <text:p>AddressBookEditGroupBookTest</text:p>
          </table:table-cell>
          <table:table-cell table:style-name="ce6" office:value-type="float" office:value="3.45">
            <text:p>3.450</text:p>
          </table:table-cell>
          <table:table-cell table:style-name="ce6" office:value-type="float" office:value="9.378">
            <text:p>9.378</text:p>
          </table:table-cell>
          <table:table-cell table:style-name="ce9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25">
            <text:p>25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97">
            <text:p>97</text:p>
          </table:table-cell>
          <table:table-cell table:style-name="ce13" office:value-type="string">
            <text:p>Should we count the times when the tool is unable to repair???</text:p>
          </table:table-cell>
          <table:table-cell table:style-name="ce13" table:number-columns-repeated="4"/>
          <table:table-cell table:style-name="ce14" table:number-columns-repeated="1004"/>
        </table:table-row>
        <table:table-row table:style-name="ro1">
          <table:covered-table-cell/>
          <table:table-cell office:value-type="string">
            <text:p>AddressBookAddMultipleGroupsTest</text:p>
          </table:table-cell>
          <table:table-cell table:style-name="ce5" office:value-type="float" office:value="3.898" table:number-columns-spanned="1" table:number-rows-spanned="3">
            <text:p>3.898</text:p>
          </table:table-cell>
          <table:table-cell table:style-name="ce5" office:value-type="float" office:value="19.893" table:number-columns-spanned="1" table:number-rows-spanned="3">
            <text:p>19.893</text:p>
          </table:table-cell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0" office:value-type="float" office:value="57" table:number-columns-spanned="1" table:number-rows-spanned="3">
            <text:p>57</text:p>
          </table:table-cell>
          <table:table-cell table:style-name="ce10" office:value-type="float" office:value="42" table:number-columns-spanned="1" table:number-rows-spanned="3">
            <text:p>42</text:p>
          </table:table-cell>
          <table:table-cell table:style-name="ce10" office:value-type="float" office:value="487" table:number-columns-spanned="1" table:number-rows-spanned="3">
            <text:p>487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AddMultipleGroupsTest</text:p>
          </table:table-cell>
          <table:covered-table-cell table:number-columns-repeated="2" table:style-name="ce5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AddMultipleGroupsTest</text:p>
          </table:table-cell>
          <table:covered-table-cell table:number-columns-repeated="2" table:style-name="ce5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table-cell table:style-name="ce5" office:value-type="float" office:value="5.541" table:number-columns-spanned="1" table:number-rows-spanned="9">
            <text:p>5.541</text:p>
          </table:table-cell>
          <table:table-cell table:style-name="ce5" office:value-type="float" office:value="26.602" table:number-columns-spanned="1" table:number-rows-spanned="9">
            <text:p>26.602</text:p>
          </table:table-cell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0" office:value-type="float" office:value="18" table:number-columns-spanned="1" table:number-rows-spanned="9">
            <text:p>18</text:p>
          </table:table-cell>
          <table:table-cell table:style-name="ce10" office:value-type="float" office:value="86" table:number-columns-spanned="1" table:number-rows-spanned="9">
            <text:p>86</text:p>
          </table:table-cell>
          <table:table-cell table:style-name="ce10" office:value-type="float" office:value="429" table:number-columns-spanned="1" table:number-rows-spanned="9">
            <text:p>429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table-cell table:style-name="ce5" office:value-type="float" office:value="3.192" table:number-columns-spanned="1" table:number-rows-spanned="7">
            <text:p>3.192</text:p>
          </table:table-cell>
          <table:table-cell table:style-name="ce5" office:value-type="float" office:value="7.643" table:number-columns-spanned="1" table:number-rows-spanned="7">
            <text:p>7.643</text:p>
          </table:table-cell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0" office:value-type="float" office:value="51" table:number-columns-spanned="1" table:number-rows-spanned="7">
            <text:p>51</text:p>
          </table:table-cell>
          <table:table-cell table:style-name="ce10" office:value-type="float" office:value="38" table:number-columns-spanned="1" table:number-rows-spanned="7">
            <text:p>38</text:p>
          </table:table-cell>
          <table:table-cell table:style-name="ce10" office:value-type="float" office:value="134" table:number-columns-spanned="1" table:number-rows-spanned="7">
            <text:p>134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covered-table-cell table:style-name="ce10" office:value-type="float" office:value="52">
            <text:p>52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0" office:value-type="float" office:value="53">
            <text:p>53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0" office:value-type="float" office:value="54">
            <text:p>54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0" office:value-type="float" office:value="55">
            <text:p>55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0" office:value-type="float" office:value="56">
            <text:p>56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0" office:value-type="float" office:value="57">
            <text:p>57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8">
            <text:p>6.2.3</text:p>
          </table:table-cell>
          <table:table-cell office:value-type="string">
            <text:p>AddressBookCheckBirthdayInfoTest</text:p>
          </table:table-cell>
          <table:table-cell table:style-name="ce5" office:value-type="float" office:value="3.085" table:number-columns-spanned="1" table:number-rows-spanned="2">
            <text:p>3.085</text:p>
          </table:table-cell>
          <table:table-cell table:style-name="ce5" office:value-type="float" office:value="8.504" table:number-columns-spanned="1" table:number-rows-spanned="2">
            <text:p>8.504</text:p>
          </table:table-cell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0" office:value-type="float" office:value="4" table:number-columns-spanned="1" table:number-rows-spanned="2">
            <text:p>4</text:p>
          </table:table-cell>
          <table:table-cell table:style-name="ce10" office:value-type="float" office:value="11" table:number-columns-spanned="1" table:number-rows-spanned="2">
            <text:p>11</text:p>
          </table:table-cell>
          <table:table-cell table:style-name="ce10" office:value-type="float" office:value="140" table:number-columns-spanned="1" table:number-rows-spanned="2">
            <text:p>140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CheckBirthdayInfoTest</text:p>
          </table:table-cell>
          <table:covered-table-cell table:number-columns-repeated="2" table:style-name="ce5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style-name="ce10"/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table-cell table:style-name="ce5" office:value-type="float" office:value="3.16" table:number-columns-spanned="1" table:number-rows-spanned="6">
            <text:p>3.160</text:p>
          </table:table-cell>
          <table:table-cell table:style-name="ce5" office:value-type="float" office:value="14.245" table:number-columns-spanned="1" table:number-rows-spanned="6">
            <text:p>14.245</text:p>
          </table:table-cell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2" office:value-type="float" office:value="5" table:number-columns-spanned="1" table:number-rows-spanned="6">
            <text:p>5</text:p>
          </table:table-cell>
          <table:table-cell table:style-name="ce12" office:value-type="float" office:value="22" table:number-columns-spanned="1" table:number-rows-spanned="6">
            <text:p>22</text:p>
          </table:table-cell>
          <table:table-cell table:style-name="ce12" office:value-type="float" office:value="1520" table:number-columns-spanned="1" table:number-rows-spanned="6">
            <text:p>1520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1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1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1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1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1"/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8">
            <text:p>7.0.0</text:p>
          </table:table-cell>
          <table:table-cell office:value-type="string">
            <text:p>AddressBookAddAddressBookTest</text:p>
          </table:table-cell>
          <table:table-cell office:value-type="float" office:value="3.69">
            <text:p>3.690</text:p>
          </table:table-cell>
          <table:table-cell office:value-type="float" office:value="22.837">
            <text:p>22.837</text:p>
          </table:table-cell>
          <table:table-cell office:value-type="string">
            <text:p>S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93">
            <text:p>293</text:p>
          </table:table-cell>
          <table:table-cell office:value-type="float" office:value="39">
            <text:p>39</text:p>
          </table:table-cell>
          <table:table-cell office:value-type="float" office:value="151">
            <text:p>151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EditAddressBookTest</text:p>
          </table:table-cell>
          <table:table-cell office:value-type="float" office:value="3.198">
            <text:p>3.198</text:p>
          </table:table-cell>
          <table:table-cell office:value-type="float" office:value="12.032">
            <text:p>12.032</text:p>
          </table:table-cell>
          <table:table-cell office:value-type="string">
            <text:p>S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EditGroupTest</text:p>
          </table:table-cell>
          <table:table-cell table:style-name="ce5" office:value-type="float" office:value="3.3" table:number-columns-spanned="1" table:number-rows-spanned="3">
            <text:p>3.300</text:p>
          </table:table-cell>
          <table:table-cell table:style-name="ce5" office:value-type="float" office:value="11.927" table:number-columns-spanned="1" table:number-rows-spanned="3">
            <text:p>11.927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9" table:number-columns-spanned="1" table:number-rows-spanned="3">
            <text:p>19</text:p>
          </table:table-cell>
          <table:table-cell table:style-name="ce10" office:value-type="float" office:value="16" table:number-columns-spanned="1" table:number-rows-spanned="3">
            <text:p>16</text:p>
          </table:table-cell>
          <table:table-cell table:style-name="ce10" office:value-type="float" office:value="91" table:number-columns-spanned="1" table:number-rows-spanned="3">
            <text:p>91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EditGroup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0"/>
          <table:table-cell table:number-columns-repeated="1009"/>
        </table:table-row>
        <table:table-row table:style-name="ro1">
          <table:covered-table-cell/>
          <table:table-cell office:value-type="string">
            <text:p>AddressBookEditGroup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0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AddressBookTest</text:p>
          </table:table-cell>
          <table:table-cell table:style-name="ce5" office:value-type="float" office:value="4.119" table:number-columns-spanned="1" table:number-rows-spanned="3">
            <text:p>4.119</text:p>
          </table:table-cell>
          <table:table-cell table:style-name="ce5" office:value-type="float" office:value="31.912" table:number-columns-spanned="1" table:number-rows-spanned="3">
            <text:p>31.912</text:p>
          </table:table-cell>
          <table:table-cell table:style-name="ce10" office:value-type="string">
            <text:p>S5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26" table:number-columns-spanned="1" table:number-rows-spanned="3">
            <text:p>26</text:p>
          </table:table-cell>
          <table:table-cell table:style-name="ce10" office:value-type="float" office:value="39" table:number-columns-spanned="1" table:number-rows-spanned="3">
            <text:p>39</text:p>
          </table:table-cell>
          <table:table-cell table:style-name="ce10" office:value-type="float" office:value="83" table:number-columns-spanned="1" table:number-rows-spanned="3">
            <text:p>83</text:p>
          </table:table-cell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EditMultipleAddressBookTest</text:p>
          </table:table-cell>
          <table:covered-table-cell table:number-columns-repeated="2" table:style-name="ce5"/>
          <table:table-cell table:style-name="ce10" office:value-type="string">
            <text:p>S5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covered-table-cell table:number-columns-repeated="3" table:style-name="ce10"/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EditMultipleAddressBookTest</text:p>
          </table:table-cell>
          <table:covered-table-cell table:number-columns-repeated="2" table:style-name="ce5"/>
          <table:table-cell table:style-name="ce10" office:value-type="string">
            <text:p>S5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covered-table-cell table:number-columns-repeated="3" table:style-name="ce10"/>
          <table:table-cell office:value-type="string">
            <text:p>Mis selection</text:p>
          </table:table-cell>
          <table:table-cell table:number-columns-repeated="1008"/>
        </table:table-row>
        <table:table-row table:style-name="ro1" table:number-rows-repeated="766">
          <table:table-cell table:number-columns-repeated="1022"/>
        </table:table-row>
        <table:table-row table:style-name="ro1" table:number-rows-repeated="383">
          <table:table-cell table:number-columns-repeated="2"/>
          <table:table-cell table:style-name="ce8" table:number-columns-repeated="2"/>
          <table:table-cell table:number-columns-repeated="1018"/>
        </table:table-row>
        <table:table-row table:style-name="ro3" table:number-rows-repeated="38">
          <table:table-cell table:number-columns-repeated="2"/>
          <table:table-cell table:style-name="ce8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1018"/>
        </table:table-row>
      </table:table>
      <table:table table:name="claroline" table:style-name="ta1" table:print="false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number-columns-repeated="1009" table:default-cell-style-name="Default"/>
        <table:table-row table:style-name="ro1">
          <table:table-cell/>
          <table:table-cell table:style-name="ce1"/>
          <table:table-cell table:style-name="ce1" office:value-type="string" table:number-columns-spanned="2" table:number-rows-spanned="1">
            <text:p>TRACE GENERATION</text:p>
          </table:table-cell>
          <table:covered-table-cell table:style-name="ce1"/>
          <table:table-cell table:style-name="ce1" office:value-type="string" table:number-columns-spanned="6" table:number-rows-spanned="1">
            <text:p>REPAIR</text:p>
          </table:table-cell>
          <table:covered-table-cell table:style-name="ce1"/>
          <table:covered-table-cell table:number-columns-repeated="4"/>
          <table:table-cell table:style-name="ce1" office:value-type="string" table:number-columns-spanned="3" table:number-rows-spanned="1">
            <text:p>TIME</text:p>
          </table:table-cell>
          <table:covered-table-cell table:number-columns-repeated="2"/>
          <table:table-cell table:number-columns-repeated="1009"/>
        </table:table-row>
        <table:table-row table:style-name="ro4">
          <table:table-cell table:style-name="ce1" office:value-type="string">
            <text:p>Version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Unrep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number-columns-repeated="1009"/>
        </table:table-row>
        <table:table-row table:style-name="ro2">
          <table:table-cell table:style-name="ce2" office:value-type="string" table:number-columns-spanned="1" table:number-rows-spanned="156">
            <text:p>1.11.0</text:p>
          </table:table-cell>
          <table:table-cell table:style-name="ce16" office:value-type="string">
            <text:p>AddUserTest</text:p>
          </table:table-cell>
          <table:table-cell table:style-name="ce6" office:value-type="float" office:value="150.264" table:number-columns-spanned="1" table:number-rows-spanned="156">
            <text:p>150.264</text:p>
          </table:table-cell>
          <table:table-cell table:style-name="ce5" office:value-type="float" office:value="16.813" table:number-columns-spanned="1" table:number-rows-spanned="2">
            <text:p>16.813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1017"/>
        </table:table-row>
        <table:table-row table:style-name="ro2">
          <table:covered-table-cell/>
          <table:table-cell table:style-name="ce16" office:value-type="string">
            <text:p>SearchUserTest</text:p>
          </table:table-cell>
          <table:covered-table-cell table:style-name="ce5"/>
          <table:table-cell table:style-name="ce5" office:value-type="float" office:value="11.104">
            <text:p>11.104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>
            <text:p>LoginUserTest</text:p>
          </table:table-cell>
          <table:covered-table-cell table:style-name="ce5"/>
          <table:table-cell table:style-name="ce5" office:value-type="float" office:value="7.372" table:number-columns-spanned="1" table:number-rows-spanned="2">
            <text:p>7.372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Login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20">
            <text:p>2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6">
            <text:p>26</text:p>
          </table:table-cell>
          <table:table-cell office:value-type="string">
            <text:p>wrong element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>
            <text:p>AddCourseTest</text:p>
          </table:table-cell>
          <table:covered-table-cell table:style-name="ce5"/>
          <table:table-cell table:style-name="ce5" office:value-type="float" office:value="17.951" table:number-columns-spanned="1" table:number-rows-spanned="2">
            <text:p>17.951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16" office:value-type="string">
            <text:p>Ad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>
            <text:p>SearchCourseTest</text:p>
          </table:table-cell>
          <table:covered-table-cell table:style-name="ce5"/>
          <table:table-cell table:style-name="ce5" office:value-type="float" office:value="11.058">
            <text:p>11.058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>
            <text:p>EnrolUserTest</text:p>
          </table:table-cell>
          <table:covered-table-cell table:style-name="ce5"/>
          <table:table-cell table:style-name="ce5" office:value-type="float" office:value="10.181" table:number-columns-spanned="1" table:number-rows-spanned="6">
            <text:p>10.181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50">
            <text:p>50</text:p>
          </table:table-cell>
          <table:table-cell table:style-name="ce12" office:value-type="float" office:value="6">
            <text:p>6</text:p>
          </table:table-cell>
          <table:table-cell table:style-name="ce10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6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50">
            <text:p>5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6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49">
            <text:p>4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6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49">
            <text:p>4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>
            <text:p>AddCourseEventTest</text:p>
          </table:table-cell>
          <table:covered-table-cell table:style-name="ce5"/>
          <table:table-cell table:style-name="ce5" office:value-type="float" office:value="15.376" table:number-columns-spanned="1" table:number-rows-spanned="2">
            <text:p>15.376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CourseEven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>
            <text:p>AddCourseExerciseTest</text:p>
          </table:table-cell>
          <table:covered-table-cell table:style-name="ce5"/>
          <table:table-cell table:style-name="ce5" office:value-type="float" office:value="12.325" table:number-columns-spanned="1" table:number-rows-spanned="3">
            <text:p>12.325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CourseExerci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49">
            <text:p>4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4">
            <text:p>74</text:p>
          </table:table-cell>
          <table:table-cell office:value-type="string">
            <text:p>ok button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6" office:value-type="string">
            <text:p>AddCourseExerci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>
            <text:p>MakeCourseExerciseVisibleTest</text:p>
          </table:table-cell>
          <table:covered-table-cell table:style-name="ce5"/>
          <table:table-cell table:style-name="ce5" office:value-type="float" office:value="9.49" table:number-columns-spanned="1" table:number-rows-spanned="4">
            <text:p>9.490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MakeCourseExerciseVisib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5"/>
          <table:table-cell office:value-type="string">
            <text:p>n/a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MakeCourseExerciseVisib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5"/>
          <table:table-cell office:value-type="string">
            <text:p>n/a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MakeCourseExerciseVisibleTest</text:p>
          </table:table-cell>
          <table:covered-table-cell table:number-columns-repeated="2" table:style-name="ce6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5"/>
          <table:table-cell office:value-type="string">
            <text:p>n/a</text:p>
          </table:table-cell>
          <table:table-cell table:style-name="ce4" table:number-columns-repeated="11"/>
          <table:table-cell table:style-name="ce14" table:number-columns-repeated="997"/>
        </table:table-row>
        <table:table-row table:style-name="ro2">
          <table:covered-table-cell/>
          <table:table-cell table:style-name="ce16" office:value-type="string">
            <text:p>AddCourseExerciseQuestionsTest</text:p>
          </table:table-cell>
          <table:covered-table-cell table:style-name="ce5"/>
          <table:table-cell table:style-name="ce5" office:value-type="float" office:value="255.3" table:number-columns-spanned="1" table:number-rows-spanned="11">
            <text:p>255.300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80">
            <text:p>18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7">
            <text:p>17</text:p>
          </table:table-cell>
          <table:table-cell office:value-type="string">
            <text:p>edit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49">
            <text:p>4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4">
            <text:p>74</text:p>
          </table:table-cell>
          <table:table-cell office:value-type="string">
            <text:p>ok button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6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49">
            <text:p>4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4">
            <text:p>74</text:p>
          </table:table-cell>
          <table:table-cell office:value-type="string">
            <text:p>ok button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6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49">
            <text:p>4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4">
            <text:p>74</text:p>
          </table:table-cell>
          <table:table-cell office:value-type="string">
            <text:p>ok button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6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2">
            <text:p>2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2">
            <text:p>22</text:p>
          </table:table-cell>
          <table:table-cell table:number-columns-repeated="1009"/>
        </table:table-row>
        <table:table-row table:style-name="ro2">
          <table:covered-table-cell/>
          <table:table-cell table:style-name="ce16" office:value-type="string">
            <text:p>DoCourseExerciseQuestionsTest</text:p>
          </table:table-cell>
          <table:covered-table-cell table:style-name="ce5"/>
          <table:table-cell table:style-name="ce5" office:value-type="float" office:value="17.387" table:number-columns-spanned="1" table:number-rows-spanned="5">
            <text:p>17.387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Do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3" table:style-name="ce10" office:value-type="float" office:value="49">
            <text:p>49</text:p>
          </table:table-cell>
          <table:table-cell office:value-type="string">
            <text:p>radio button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Do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49">
            <text:p>4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">
            <text:p>13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Do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49">
            <text:p>4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2">
            <text:p>22</text:p>
          </table:table-cell>
          <table:table-cell office:value-type="string">
            <text:p>duplicat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Do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 table:style-name="ce3"/>
          <table:table-cell table:style-name="ce16" office:value-type="string">
            <text:p>ViewProfileStatisticsUserTest</text:p>
          </table:table-cell>
          <table:covered-table-cell table:style-name="ce5"/>
          <table:table-cell table:style-name="ce5" office:value-type="float" office:value="10.991" table:number-columns-spanned="1" table:number-rows-spanned="5">
            <text:p>10.991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>
            <text:p>ViewProfileStatistics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33">
            <text:p>133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39">
            <text:p>39</text:p>
          </table:table-cell>
          <table:table-cell table:style-name="ce19" office:value-type="string">
            <text:p>Linktext changes too much. The crawler actually finds the next element but it is not the correct repair</text:p>
          </table:table-cell>
          <table:table-cell table:style-name="ce19" table:number-columns-repeated="6"/>
          <table:table-cell table:number-columns-repeated="1002"/>
        </table:table-row>
        <table:table-row table:style-name="ro2">
          <table:covered-table-cell/>
          <table:table-cell table:style-name="ce16" office:value-type="string">
            <text:p>ViewProfileStatistics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30">
            <text:p>13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2">
            <text:p>22</text:p>
          </table:table-cell>
          <table:table-cell office:value-type="string">
            <text:p>Non becca il link perche cambia il tag Img → a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ViewProfileStatistics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43">
            <text:p>43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ViewProfileStatistics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53">
            <text:p>53</text:p>
          </table:table-cell>
          <table:table-cell office:value-type="string">
            <text:p>DOM non unique; template not adequate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>
            <text:p>AddMultipleUsersTest</text:p>
          </table:table-cell>
          <table:covered-table-cell table:style-name="ce5"/>
          <table:table-cell table:style-name="ce5" office:value-type="float" office:value="37.99" table:number-columns-spanned="1" table:number-rows-spanned="4">
            <text:p>37.990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MultipleUsers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1">
            <text:p>11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MultipleUsers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1">
            <text:p>11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MultipleUsers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1">
            <text:p>11</text:p>
          </table:table-cell>
          <table:table-cell table:number-columns-repeated="1009"/>
        </table:table-row>
        <table:table-row table:style-name="ro2">
          <table:covered-table-cell table:style-name="ce3"/>
          <table:table-cell table:style-name="ce16" office:value-type="string">
            <text:p>SearchMultipleUsersTest</text:p>
          </table:table-cell>
          <table:covered-table-cell table:style-name="ce5"/>
          <table:table-cell table:style-name="ce5" office:value-type="float" office:value="11.861">
            <text:p>11.861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>
            <text:p>SearchStudentTest</text:p>
          </table:table-cell>
          <table:covered-table-cell table:style-name="ce5"/>
          <table:table-cell table:style-name="ce5" office:value-type="float" office:value="11.593">
            <text:p>11.593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>
            <text:p>SearchTeacherTest</text:p>
          </table:table-cell>
          <table:covered-table-cell table:style-name="ce5"/>
          <table:table-cell table:style-name="ce5" office:value-type="float" office:value="11.694">
            <text:p>11.694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>
            <text:p>SearchAdminTest</text:p>
          </table:table-cell>
          <table:covered-table-cell table:style-name="ce5"/>
          <table:table-cell table:style-name="ce5" office:value-type="float" office:value="11.828">
            <text:p>11.828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>
            <text:p>EnrolMultipleUsersTest</text:p>
          </table:table-cell>
          <table:covered-table-cell table:style-name="ce5"/>
          <table:table-cell table:style-name="ce5" office:value-type="float" office:value="29.462" table:number-columns-spanned="1" table:number-rows-spanned="16">
            <text:p>29.462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50">
            <text:p>50</text:p>
          </table:table-cell>
          <table:table-cell table:style-name="ce12" office:value-type="float" office:value="6">
            <text:p>6</text:p>
          </table:table-cell>
          <table:table-cell table:style-name="ce10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6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50">
            <text:p>5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6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50">
            <text:p>50</text:p>
          </table:table-cell>
          <table:table-cell table:style-name="ce12" office:value-type="float" office:value="6">
            <text:p>6</text:p>
          </table:table-cell>
          <table:table-cell table:style-name="ce10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6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50">
            <text:p>5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6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50">
            <text:p>50</text:p>
          </table:table-cell>
          <table:table-cell table:style-name="ce12" office:value-type="float" office:value="6">
            <text:p>6</text:p>
          </table:table-cell>
          <table:table-cell table:style-name="ce10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6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50">
            <text:p>5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6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49">
            <text:p>4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6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49">
            <text:p>4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6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49">
            <text:p>4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6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49">
            <text:p>4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49">
            <text:p>4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49">
            <text:p>4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>
            <text:p>DoCourseExerciseQuestionsMultipleUsersTest</text:p>
          </table:table-cell>
          <table:covered-table-cell table:style-name="ce5"/>
          <table:table-cell table:style-name="ce5" office:value-type="float" office:value="46.892" table:number-columns-spanned="1" table:number-rows-spanned="20">
            <text:p>46.892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49">
            <text:p>4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0"/>
          <table:table-cell table:number-columns-repeated="2" table:style-name="ce10" office:value-type="float" office:value="49">
            <text:p>49</text:p>
          </table:table-cell>
          <table:table-cell table:style-name="ce10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0"/>
          <table:table-cell table:number-columns-repeated="2" table:style-name="ce10" office:value-type="float" office:value="49">
            <text:p>49</text:p>
          </table:table-cell>
          <table:table-cell table:style-name="ce10" office:value-type="float" office:value="24">
            <text:p>24</text:p>
          </table:table-cell>
          <table:table-cell table:number-columns-repeated="1009"/>
        </table:table-row>
        <table:table-row table:style-name="ro2">
          <table:covered-table-cell/>
          <table:table-cell table:style-name="ce16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49">
            <text:p>4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0"/>
          <table:table-cell table:number-columns-repeated="2" table:style-name="ce10" office:value-type="float" office:value="49">
            <text:p>49</text:p>
          </table:table-cell>
          <table:table-cell table:style-name="ce10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0"/>
          <table:table-cell table:number-columns-repeated="2" table:style-name="ce10" office:value-type="float" office:value="49">
            <text:p>49</text:p>
          </table:table-cell>
          <table:table-cell table:style-name="ce10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49">
            <text:p>4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0"/>
          <table:table-cell table:number-columns-repeated="2" table:style-name="ce10" office:value-type="float" office:value="49">
            <text:p>49</text:p>
          </table:table-cell>
          <table:table-cell table:style-name="ce10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0"/>
          <table:table-cell table:number-columns-repeated="2" table:style-name="ce10" office:value-type="float" office:value="49">
            <text:p>49</text:p>
          </table:table-cell>
          <table:table-cell table:style-name="ce10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/>
          <table:table-cell table:style-name="ce10"/>
          <table:table-cell table:style-name="ce10" office:value-type="float" office:value="120">
            <text:p>12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0"/>
          <table:table-cell table:style-name="ce10" office:value-type="float" office:value="10">
            <text:p>1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3">
            <text:p>23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0"/>
          <table:table-cell table:style-name="ce10" office:value-type="float" office:value="10">
            <text:p>1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3">
            <text:p>23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0"/>
          <table:table-cell table:style-name="ce10" office:value-type="float" office:value="10">
            <text:p>1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3">
            <text:p>23</text:p>
          </table:table-cell>
          <table:table-cell table:number-columns-repeated="1009"/>
        </table:table-row>
        <table:table-row table:style-name="ro2">
          <table:covered-table-cell/>
          <table:table-cell table:style-name="ce16" office:value-type="string">
            <text:p>RemoveEnrolMultipleUsersTest</text:p>
          </table:table-cell>
          <table:covered-table-cell table:style-name="ce5"/>
          <table:table-cell table:style-name="ce5" office:value-type="float" office:value="19.045" table:number-columns-spanned="1" table:number-rows-spanned="4">
            <text:p>19.045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Remove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Remove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Remove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5">
            <text:p>15</text:p>
          </table:table-cell>
          <table:table-cell table:number-columns-repeated="1009"/>
        </table:table-row>
        <table:table-row table:style-name="ro2">
          <table:covered-table-cell/>
          <table:table-cell table:style-name="ce16" office:value-type="string">
            <text:p>RemoveMultipleUsersTest</text:p>
          </table:table-cell>
          <table:covered-table-cell table:style-name="ce5"/>
          <table:table-cell table:style-name="ce5" office:value-type="float" office:value="14.872" table:number-columns-spanned="1" table:number-rows-spanned="4">
            <text:p>14.872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Remove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7">
            <text:p>27</text:p>
          </table:table-cell>
          <table:table-cell office:value-type="string">
            <text:p>remove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6" office:value-type="string">
            <text:p>Remove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7">
            <text:p>27</text:p>
          </table:table-cell>
          <table:table-cell office:value-type="string">
            <text:p>remove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6" office:value-type="string">
            <text:p>Remove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7">
            <text:p>27</text:p>
          </table:table-cell>
          <table:table-cell office:value-type="string">
            <text:p>remove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2">
          <table:covered-table-cell/>
          <table:table-cell table:style-name="ce16" office:value-type="string">
            <text:p>AddEmptyUserTest</text:p>
          </table:table-cell>
          <table:covered-table-cell table:style-name="ce5"/>
          <table:table-cell table:style-name="ce5" office:value-type="float" office:value="10.007" table:number-columns-spanned="1" table:number-rows-spanned="2">
            <text:p>10.007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Empty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>
            <text:p>AddWrongEmailUserTest</text:p>
          </table:table-cell>
          <table:covered-table-cell table:style-name="ce5"/>
          <table:table-cell table:style-name="ce5" office:value-type="float" office:value="18.368" table:number-columns-spanned="1" table:number-rows-spanned="2">
            <text:p>18.368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WrongEmai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>
            <text:p>AddTwiceUserTest</text:p>
          </table:table-cell>
          <table:covered-table-cell table:style-name="ce5"/>
          <table:table-cell table:style-name="ce5" office:value-type="float" office:value="17.699" table:number-columns-spanned="1" table:number-rows-spanned="2">
            <text:p>17.699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Twice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>
            <text:p>AddWrongPasswordUserTest</text:p>
          </table:table-cell>
          <table:covered-table-cell table:style-name="ce5"/>
          <table:table-cell table:style-name="ce5" office:value-type="float" office:value="17.695" table:number-columns-spanned="1" table:number-rows-spanned="2">
            <text:p>17.695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>
            <text:p>AddEmptyCourseTest</text:p>
          </table:table-cell>
          <table:covered-table-cell table:style-name="ce5"/>
          <table:table-cell table:style-name="ce5" office:value-type="float" office:value="11.687" table:number-columns-spanned="1" table:number-rows-spanned="2">
            <text:p>11.687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Empty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>
            <text:p>AddDeniedCourseTest</text:p>
          </table:table-cell>
          <table:covered-table-cell table:style-name="ce5"/>
          <table:table-cell table:style-name="ce5" office:value-type="float" office:value="15.474" table:number-columns-spanned="1" table:number-rows-spanned="2">
            <text:p>15.474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>
            <text:p>EnrolDeniedCourseTest</text:p>
          </table:table-cell>
          <table:covered-table-cell table:style-name="ce5"/>
          <table:table-cell table:style-name="ce5" office:value-type="float" office:value="10.426" table:number-columns-spanned="1" table:number-rows-spanned="6">
            <text:p>10.426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50">
            <text:p>50</text:p>
          </table:table-cell>
          <table:table-cell table:style-name="ce12" office:value-type="float" office:value="6">
            <text:p>6</text:p>
          </table:table-cell>
          <table:table-cell table:style-name="ce10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6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50">
            <text:p>5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6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49">
            <text:p>4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6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49">
            <text:p>4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7" office:value-type="string">
            <text:p>AddPasswordCourseTest</text:p>
          </table:table-cell>
          <table:covered-table-cell table:style-name="ce5"/>
          <table:table-cell table:style-name="ce5" office:value-type="float" office:value="18.2" table:number-columns-spanned="1" table:number-rows-spanned="4">
            <text:p>18.200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Passwor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20">
            <text:p>2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Passwor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20">
            <text:p>2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Passwor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7" office:value-type="string">
            <text:p>EnrolPasswordCourseWrongPasswordUserTest</text:p>
          </table:table-cell>
          <table:covered-table-cell table:style-name="ce5"/>
          <table:table-cell table:style-name="ce5" office:value-type="float" office:value="12.327" table:number-columns-spanned="1" table:number-rows-spanned="7">
            <text:p>12.327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20">
            <text:p>2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20">
            <text:p>2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20">
            <text:p>2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20">
            <text:p>2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7" office:value-type="string">
            <text:p>EnrolPasswordCourseGoodPasswordUserTest</text:p>
          </table:table-cell>
          <table:covered-table-cell table:style-name="ce5"/>
          <table:table-cell table:style-name="ce5" office:value-type="float" office:value="12.096" table:number-columns-spanned="1" table:number-rows-spanned="7">
            <text:p>12.096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20">
            <text:p>2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20">
            <text:p>2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20">
            <text:p>2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20">
            <text:p>2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7" office:value-type="string">
            <text:p>SearchAllowedCourseTest</text:p>
          </table:table-cell>
          <table:covered-table-cell table:style-name="ce5"/>
          <table:table-cell table:style-name="ce5" office:value-type="float" office:value="12.116">
            <text:p>12.116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7" office:value-type="string">
            <text:p>SearchAndRemovePasswordCourseTest</text:p>
          </table:table-cell>
          <table:covered-table-cell table:style-name="ce5"/>
          <table:table-cell table:style-name="ce5" office:value-type="float" office:value="13.73" table:number-columns-spanned="1" table:number-rows-spanned="2">
            <text:p>13.730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AndRemovePasswor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7" office:value-type="string">
            <text:p>SearchAndRemoveDeniedCourseTest</text:p>
          </table:table-cell>
          <table:covered-table-cell table:style-name="ce5"/>
          <table:table-cell table:style-name="ce5" office:value-type="float" office:value="13.658" table:number-columns-spanned="1" table:number-rows-spanned="2">
            <text:p>13.658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AndRemove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7" office:value-type="string">
            <text:p>RemoveCourseExerciseQuestionsTest</text:p>
          </table:table-cell>
          <table:covered-table-cell table:style-name="ce5"/>
          <table:table-cell table:style-name="ce5" office:value-type="float" office:value="18.404" table:number-columns-spanned="1" table:number-rows-spanned="6">
            <text:p>18.404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80">
            <text:p>18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7">
            <text:p>17</text:p>
          </table:table-cell>
          <table:table-cell office:value-type="string">
            <text:p>edit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7" office:value-type="string">
            <text:p>RemoveCourseEventTest</text:p>
          </table:table-cell>
          <table:covered-table-cell table:style-name="ce5"/>
          <table:table-cell table:style-name="ce5" office:value-type="float" office:value="10.37" table:number-columns-spanned="1" table:number-rows-spanned="2">
            <text:p>10.370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RemoveCourseEven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7" office:value-type="string">
            <text:p>RemoveCourseExerciseTest</text:p>
          </table:table-cell>
          <table:covered-table-cell table:style-name="ce5"/>
          <table:table-cell table:style-name="ce5" office:value-type="float" office:value="11.856" table:number-columns-spanned="1" table:number-rows-spanned="3">
            <text:p>11.856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RemoveCourseExerci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CourseExerci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7" office:value-type="string">
            <text:p>RemoveEnrolUserTest</text:p>
          </table:table-cell>
          <table:covered-table-cell table:style-name="ce5"/>
          <table:table-cell table:style-name="ce5" office:value-type="float" office:value="10.236" table:number-columns-spanned="1" table:number-rows-spanned="3">
            <text:p>10.236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Remove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7" office:value-type="string">
            <text:p>RemoveUserTest</text:p>
          </table:table-cell>
          <table:covered-table-cell table:style-name="ce5"/>
          <table:table-cell table:style-name="ce5" office:value-type="float" office:value="11.561" table:number-columns-spanned="1" table:number-rows-spanned="3">
            <text:p>11.561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Remove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7" office:value-type="string">
            <text:p>RemoveCourseTest</text:p>
          </table:table-cell>
          <table:covered-table-cell table:style-name="ce5"/>
          <table:table-cell table:style-name="ce5" office:value-type="float" office:value="11.832" table:number-columns-spanned="1" table:number-rows-spanned="2">
            <text:p>11.832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Remove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4">
          <table:table-cell table:style-name="ce15" office:value-type="string" table:number-columns-spanned="1" table:number-rows-spanned="9">
            <text:p>1.11.5</text:p>
          </table:table-cell>
          <table:table-cell table:style-name="ce16" office:value-type="string">
            <text:p>AddCourseExerciseQuestionsTest</text:p>
          </table:table-cell>
          <table:table-cell table:style-name="ce5" office:value-type="float" office:value="4.662" table:number-columns-spanned="1" table:number-rows-spanned="9">
            <text:p>4.662</text:p>
          </table:table-cell>
          <table:table-cell table:style-name="ce5" office:value-type="float" office:value="12.227" table:number-columns-spanned="1" table:number-rows-spanned="9">
            <text:p>12.227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49">
            <text:p>4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4">
            <text:p>74</text:p>
          </table:table-cell>
          <table:table-cell office:value-type="string">
            <text:p>ok button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49">
            <text:p>4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4">
            <text:p>74</text:p>
          </table:table-cell>
          <table:table-cell office:value-type="string">
            <text:p>ok button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49">
            <text:p>4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4">
            <text:p>74</text:p>
          </table:table-cell>
          <table:table-cell office:value-type="string">
            <text:p>ok button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2">
            <text:p>2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2">
            <text:p>22</text:p>
          </table:table-cell>
          <table:table-cell table:number-columns-repeated="1009"/>
        </table:table-row>
        <table:table-row table:style-name="ro1" table:number-rows-repeated="436">
          <table:table-cell table:number-columns-repeated="2"/>
          <table:table-cell table:style-name="ce5" table:number-columns-repeated="2"/>
          <table:table-cell table:style-name="ce10" table:number-columns-repeated="9"/>
          <table:table-cell table:number-columns-repeated="1009"/>
        </table:table-row>
        <table:table-row table:style-name="ro1" table:number-rows-repeated="325">
          <table:table-cell table:number-columns-repeated="2"/>
          <table:table-cell table:style-name="ce10" table:number-columns-repeated="11"/>
          <table:table-cell table:number-columns-repeated="1009"/>
        </table:table-row>
        <table:table-row table:style-name="ro1" table:number-rows-repeated="58">
          <table:table-cell table:number-columns-repeated="2"/>
          <table:table-cell table:style-name="ce8" table:number-columns-repeated="11"/>
          <table:table-cell table:number-columns-repeated="1009"/>
        </table:table-row>
        <table:table-row table:style-name="ro3" table:number-rows-repeated="39">
          <table:table-cell table:number-columns-repeated="2"/>
          <table:table-cell table:style-name="ce8" table:number-columns-repeated="11"/>
          <table:table-cell table:number-columns-repeated="1009"/>
        </table:table-row>
        <table:table-row table:style-name="ro3" table:number-rows-repeated="1047327">
          <table:table-cell table:number-columns-repeated="1022"/>
        </table:table-row>
        <table:table-row table:style-name="ro3" table:number-rows-repeated="223">
          <table:table-cell table:number-columns-repeated="4"/>
          <table:table-cell table:style-name="ce10"/>
          <table:table-cell table:number-columns-repeated="1017"/>
        </table:table-row>
        <table:table-row table:style-name="ro3">
          <table:table-cell table:number-columns-repeated="4"/>
          <table:table-cell table:style-name="ce10"/>
          <table:table-cell table:number-columns-repeated="1017"/>
        </table:table-row>
      </table:table>
      <table:table table:name="ppma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ce7"/>
        <table:table-column table:style-name="co15" table:default-cell-style-name="ce7"/>
        <table:table-column table:style-name="co16" table:number-columns-repeated="2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22" table:default-cell-style-name="Default"/>
        <table:table-column table:style-name="co10" table:number-columns-repeated="1008" table:default-cell-style-name="Default"/>
        <table:table-row table:style-name="ro1">
          <table:table-cell/>
          <table:table-cell table:style-name="ce2"/>
          <table:table-cell table:style-name="ce2" office:value-type="string" table:number-columns-spanned="2" table:number-rows-spanned="1">
            <text:p>TRACE GENERATION</text:p>
          </table:table-cell>
          <table:covered-table-cell table:style-name="ce2"/>
          <table:table-cell table:style-name="ce2" office:value-type="string" table:number-columns-spanned="6" table:number-rows-spanned="1">
            <text:p>REPAIR</text:p>
          </table:table-cell>
          <table:covered-table-cell table:style-name="ce2"/>
          <table:covered-table-cell table:number-columns-repeated="4" table:style-name="ce18"/>
          <table:table-cell table:style-name="ce2" office:value-type="string" table:number-columns-spanned="3" table:number-rows-spanned="1">
            <text:p>TIME</text:p>
          </table:table-cell>
          <table:covered-table-cell table:number-columns-repeated="2" table:style-name="ce18"/>
          <table:table-cell table:style-name="ce18"/>
          <table:table-cell table:number-columns-repeated="1008"/>
        </table:table-row>
        <table:table-row table:style-name="ro2">
          <table:table-cell table:style-name="ce1" office:value-type="string">
            <text:p>Version</text:p>
          </table:table-cell>
          <table:table-cell table:style-name="ce2" office:value-type="string">
            <text:p>Test Name</text:p>
          </table:table-cell>
          <table:table-cell table:style-name="ce2" office:value-type="string">
            <text:p>Without</text:p>
          </table:table-cell>
          <table:table-cell table:style-name="ce2" office:value-type="string">
            <text:p>With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OM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HYB</text:p>
          </table:table-cell>
          <table:table-cell table:style-name="ce2" office:value-type="string">
            <text:p>Man</text:p>
          </table:table-cell>
          <table:table-cell table:style-name="ce2" office:value-type="string">
            <text:p>Unrep</text:p>
          </table:table-cell>
          <table:table-cell table:style-name="ce2" office:value-type="string">
            <text:p>DOM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HYB</text:p>
          </table:table-cell>
          <table:table-cell table:style-name="ce18"/>
          <table:table-cell table:number-columns-repeated="1008"/>
        </table:table-row>
        <table:table-row table:style-name="ro1">
          <table:table-cell table:style-name="ce2" office:value-type="string" table:number-columns-spanned="1" table:number-rows-spanned="189">
            <text:p>0.3.1</text:p>
          </table:table-cell>
          <table:table-cell table:style-name="ce22" office:value-type="string">
            <text:p>AddEntryTest</text:p>
          </table:table-cell>
          <table:table-cell table:style-name="ce5" office:value-type="float" office:value="5.96" table:number-columns-spanned="1" table:number-rows-spanned="16">
            <text:p>5.960</text:p>
          </table:table-cell>
          <table:table-cell table:style-name="ce5" office:value-type="float" office:value="18.592" table:number-columns-spanned="1" table:number-rows-spanned="16">
            <text:p>18.592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0.608">
            <text:p>1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1">
            <text:p>21</text:p>
          </table:table-cell>
          <table:table-cell table:style-name="ce1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EntryTest</text:p>
          </table:table-cell>
          <table:covered-table-cell table:number-columns-repeated="2" table:style-name="ce5"/>
          <table:table-cell table:style-name="ce10" office:value-type="string">
            <text:p>S2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22" table:number-columns-spanned="1" table:number-rows-spanned="15">
            <text:p>122</text:p>
          </table:table-cell>
          <table:table-cell table:style-name="ce12" office:value-type="float" office:value="140" table:number-columns-spanned="1" table:number-rows-spanned="15">
            <text:p>140</text:p>
          </table:table-cell>
          <table:table-cell table:style-name="ce12" office:value-type="float" office:value="253" table:number-columns-spanned="1" table:number-rows-spanned="15">
            <text:p>253</text:p>
          </table:table-cell>
          <table:table-cell table:style-name="ce30" office:value-type="string" table:number-columns-spanned="1" table:number-rows-spanned="2">
            <text:p>corner case</text:p>
          </table:table-cell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covered-table-cell table:number-columns-repeated="3" table:style-name="ce12"/>
          <table:covered-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covered-table-cell table:number-columns-repeated="3" table:style-name="ce12"/>
          <table:table-cell table:style-name="ce30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 table:style-name="ce3"/>
          <table:table-cell table:style-name="ce22" office:value-type="string">
            <text:p>AddEntryTest</text:p>
          </table:table-cell>
          <table:covered-table-cell table:number-columns-repeated="2" table:style-name="ce6"/>
          <table:table-cell table:style-name="ce5" office:value-type="string">
            <text:p>S1</text:p>
          </table:table-cell>
          <table:table-cell table:style-name="ce27" office:value-type="float" office:value="0">
            <text:p>0</text:p>
          </table:table-cell>
          <table:table-cell table:number-columns-repeated="2" table:style-name="ce27" office:value-type="float" office:value="1">
            <text:p>1</text:p>
          </table:table-cell>
          <table:table-cell table:style-name="ce27" table:number-columns-repeated="2"/>
          <table:covered-table-cell table:number-columns-repeated="3" table:style-name="ce28"/>
          <table:table-cell table:style-name="ce31"/>
          <table:table-cell table:style-name="ce4" table:number-columns-repeated="8"/>
          <table:table-cell table:style-name="ce14" table:number-columns-repeated="1000"/>
        </table:table-row>
        <table:table-row table:style-name="ro1">
          <table:covered-table-cell/>
          <table:table-cell table:style-name="ce22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EntryByNameTest</text:p>
          </table:table-cell>
          <table:table-cell table:style-name="ce25" office:value-type="float" office:value="4.033" table:number-columns-spanned="1" table:number-rows-spanned="4">
            <text:p>4.033</text:p>
          </table:table-cell>
          <table:table-cell table:style-name="ce25" office:value-type="float" office:value="17.27" table:number-columns-spanned="1" table:number-rows-spanned="4">
            <text:p>17.270</text:p>
          </table:table-cell>
          <table:table-cell table:style-name="ce25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office:value-type="float" office:value="10.608">
            <text:p>11</text:p>
          </table:table-cell>
          <table:table-cell table:style-name="ce29" office:value-type="float" office:value="15">
            <text:p>15</text:p>
          </table:table-cell>
          <table:table-cell table:style-name="ce29" office:value-type="float" office:value="21">
            <text:p>21</text:p>
          </table:table-cell>
          <table:table-cell table:style-name="ce32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EntryByNameTest</text:p>
          </table:table-cell>
          <table:covered-table-cell table:number-columns-repeated="2" table:style-name="ce25"/>
          <table:table-cell table:style-name="ce25" office:value-type="string">
            <text:p>S1</text:p>
          </table:table-cell>
          <table:table-cell table:style-name="ce26" office:value-type="float" office:value="0">
            <text:p>0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table:number-columns-repeated="2"/>
          <table:table-cell table:style-name="ce29" office:value-type="float" office:value="71" table:number-columns-spanned="1" table:number-rows-spanned="3">
            <text:p>71</text:p>
          </table:table-cell>
          <table:table-cell table:style-name="ce29" office:value-type="float" office:value="23" table:number-columns-spanned="1" table:number-rows-spanned="3">
            <text:p>23</text:p>
          </table:table-cell>
          <table:table-cell table:style-name="ce29" office:value-type="float" office:value="71" table:number-columns-spanned="1" table:number-rows-spanned="3">
            <text:p>71</text:p>
          </table:table-cell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EntryByNameTest</text:p>
          </table:table-cell>
          <table:covered-table-cell table:number-columns-repeated="2" table:style-name="ce25"/>
          <table:table-cell table:style-name="ce25" office:value-type="string">
            <text:p>S1</text:p>
          </table:table-cell>
          <table:table-cell table:style-name="ce26" office:value-type="float" office:value="0">
            <text:p>0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table:number-columns-repeated="2"/>
          <table:covered-table-cell table:number-columns-repeated="3" table:style-name="ce29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EntryByNameTest</text:p>
          </table:table-cell>
          <table:covered-table-cell table:number-columns-repeated="2" table:style-name="ce25"/>
          <table:table-cell table:style-name="ce25" office:value-type="string">
            <text:p>S1</text:p>
          </table:table-cell>
          <table:table-cell table:style-name="ce26" office:value-type="float" office:value="0">
            <text:p>0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table:number-columns-repeated="2"/>
          <table:covered-table-cell table:number-columns-repeated="3" table:style-name="ce29"/>
          <table:table-cell table:style-name="ce32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EntryByUsernameTest</text:p>
          </table:table-cell>
          <table:table-cell table:style-name="ce6" office:value-type="float" office:value="4.078" table:number-columns-spanned="1" table:number-rows-spanned="4">
            <text:p>4.078</text:p>
          </table:table-cell>
          <table:table-cell table:style-name="ce6" office:value-type="float" office:value="17.35" table:number-columns-spanned="1" table:number-rows-spanned="4">
            <text:p>17.350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0.608">
            <text:p>1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1">
            <text:p>21</text:p>
          </table:table-cell>
          <table:table-cell table:style-name="ce30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EntryByUsernameTest</text:p>
          </table:table-cell>
          <table:covered-table-cell table:number-columns-repeated="2" table:style-name="ce6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28" office:value-type="float" office:value="71" table:number-columns-spanned="1" table:number-rows-spanned="3">
            <text:p>71</text:p>
          </table:table-cell>
          <table:table-cell table:style-name="ce28" office:value-type="float" office:value="23" table:number-columns-spanned="1" table:number-rows-spanned="3">
            <text:p>23</text:p>
          </table:table-cell>
          <table:table-cell table:style-name="ce28" office:value-type="float" office:value="71" table:number-columns-spanned="1" table:number-rows-spanned="3">
            <text:p>71</text:p>
          </table:table-cell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EntryByUsernameTest</text:p>
          </table:table-cell>
          <table:covered-table-cell table:number-columns-repeated="2" table:style-name="ce6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28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EntryByUsernameTest</text:p>
          </table:table-cell>
          <table:covered-table-cell table:number-columns-repeated="2" table:style-name="ce6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28"/>
          <table:table-cell table:style-name="ce30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EntryByUrlTest</text:p>
          </table:table-cell>
          <table:table-cell table:style-name="ce25" office:value-type="float" office:value="4.011" table:number-columns-spanned="1" table:number-rows-spanned="4">
            <text:p>4.011</text:p>
          </table:table-cell>
          <table:table-cell table:style-name="ce25" office:value-type="float" office:value="17.01" table:number-columns-spanned="1" table:number-rows-spanned="4">
            <text:p>17.010</text:p>
          </table:table-cell>
          <table:table-cell table:style-name="ce25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office:value-type="float" office:value="10.608">
            <text:p>11</text:p>
          </table:table-cell>
          <table:table-cell table:style-name="ce29" office:value-type="float" office:value="15">
            <text:p>15</text:p>
          </table:table-cell>
          <table:table-cell table:style-name="ce29" office:value-type="float" office:value="21">
            <text:p>21</text:p>
          </table:table-cell>
          <table:table-cell table:style-name="ce32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EntryByUrlTest</text:p>
          </table:table-cell>
          <table:covered-table-cell table:number-columns-repeated="2" table:style-name="ce25"/>
          <table:table-cell table:style-name="ce25" office:value-type="string">
            <text:p>S1</text:p>
          </table:table-cell>
          <table:table-cell table:style-name="ce26" office:value-type="float" office:value="0">
            <text:p>0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table:number-columns-repeated="2"/>
          <table:table-cell table:style-name="ce29" office:value-type="float" office:value="71" table:number-columns-spanned="1" table:number-rows-spanned="3">
            <text:p>71</text:p>
          </table:table-cell>
          <table:table-cell table:style-name="ce29" office:value-type="float" office:value="23" table:number-columns-spanned="1" table:number-rows-spanned="3">
            <text:p>23</text:p>
          </table:table-cell>
          <table:table-cell table:style-name="ce29" office:value-type="float" office:value="71" table:number-columns-spanned="1" table:number-rows-spanned="3">
            <text:p>71</text:p>
          </table:table-cell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EntryByUrlTest</text:p>
          </table:table-cell>
          <table:covered-table-cell table:number-columns-repeated="2" table:style-name="ce25"/>
          <table:table-cell table:style-name="ce25" office:value-type="string">
            <text:p>S1</text:p>
          </table:table-cell>
          <table:table-cell table:style-name="ce26" office:value-type="float" office:value="0">
            <text:p>0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table:number-columns-repeated="2"/>
          <table:covered-table-cell table:number-columns-repeated="3" table:style-name="ce29"/>
          <table:table-cell table:style-name="ce32"/>
          <table:table-cell table:number-columns-repeated="1008"/>
        </table:table-row>
        <table:table-row table:style-name="ro1">
          <table:covered-table-cell table:style-name="ce21"/>
          <table:table-cell table:style-name="ce23" office:value-type="string">
            <text:p>SearchEntryByUrlTest</text:p>
          </table:table-cell>
          <table:covered-table-cell table:number-columns-repeated="2" table:style-name="ce25"/>
          <table:table-cell table:style-name="ce25" office:value-type="string">
            <text:p>S1</text:p>
          </table:table-cell>
          <table:table-cell table:style-name="ce26" office:value-type="float" office:value="0">
            <text:p>0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table:number-columns-repeated="2"/>
          <table:covered-table-cell table:number-columns-repeated="3" table:style-name="ce29"/>
          <table:table-cell table:style-name="ce32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EntryByTagsTest</text:p>
          </table:table-cell>
          <table:table-cell table:style-name="ce6" office:value-type="float" office:value="7.269" table:number-columns-spanned="1" table:number-rows-spanned="8">
            <text:p>7.269</text:p>
          </table:table-cell>
          <table:table-cell table:style-name="ce6" office:value-type="float" office:value="25.492" table:number-columns-spanned="1" table:number-rows-spanned="8">
            <text:p>25.492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0.608">
            <text:p>1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1">
            <text:p>21</text:p>
          </table:table-cell>
          <table:table-cell table:style-name="ce30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EntryBy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28" office:value-type="float" office:value="24" table:number-columns-spanned="1" table:number-rows-spanned="7">
            <text:p>24</text:p>
          </table:table-cell>
          <table:table-cell table:style-name="ce28" office:value-type="float" office:value="22" table:number-columns-spanned="1" table:number-rows-spanned="7">
            <text:p>22</text:p>
          </table:table-cell>
          <table:table-cell table:style-name="ce28" office:value-type="float" office:value="79" table:number-columns-spanned="1" table:number-rows-spanned="7">
            <text:p>79</text:p>
          </table:table-cell>
          <table:table-cell table:style-name="ce33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EntryBy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3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EntryBy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3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EntryBy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3"/>
          <table:table-cell table:number-columns-repeated="1008"/>
        </table:table-row>
        <table:table-row table:style-name="ro1">
          <table:covered-table-cell table:style-name="ce3"/>
          <table:table-cell table:style-name="ce22" office:value-type="string">
            <text:p>SearchEntryBy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3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EntryBy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3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EntryBy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EntryByCommentTest</text:p>
          </table:table-cell>
          <table:table-cell table:style-name="ce25" office:value-type="float" office:value="4.067" table:number-columns-spanned="1" table:number-rows-spanned="4">
            <text:p>4.067</text:p>
          </table:table-cell>
          <table:table-cell table:style-name="ce25" office:value-type="float" office:value="17.34" table:number-columns-spanned="1" table:number-rows-spanned="4">
            <text:p>17.340</text:p>
          </table:table-cell>
          <table:table-cell table:style-name="ce25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office:value-type="float" office:value="10.608">
            <text:p>11</text:p>
          </table:table-cell>
          <table:table-cell table:style-name="ce29" office:value-type="float" office:value="15">
            <text:p>15</text:p>
          </table:table-cell>
          <table:table-cell table:style-name="ce29" office:value-type="float" office:value="21">
            <text:p>21</text:p>
          </table:table-cell>
          <table:table-cell table:style-name="ce32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EntryByCommentTest</text:p>
          </table:table-cell>
          <table:covered-table-cell table:number-columns-repeated="2" table:style-name="ce25"/>
          <table:table-cell table:style-name="ce25" office:value-type="string">
            <text:p>S1</text:p>
          </table:table-cell>
          <table:table-cell table:style-name="ce26" office:value-type="float" office:value="0">
            <text:p>0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table:number-columns-repeated="2"/>
          <table:table-cell table:style-name="ce29" office:value-type="float" office:value="71" table:number-columns-spanned="1" table:number-rows-spanned="3">
            <text:p>71</text:p>
          </table:table-cell>
          <table:table-cell table:style-name="ce29" office:value-type="float" office:value="23" table:number-columns-spanned="1" table:number-rows-spanned="3">
            <text:p>23</text:p>
          </table:table-cell>
          <table:table-cell table:style-name="ce29" office:value-type="float" office:value="71" table:number-columns-spanned="1" table:number-rows-spanned="3">
            <text:p>71</text:p>
          </table:table-cell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EntryByCommentTest</text:p>
          </table:table-cell>
          <table:covered-table-cell table:number-columns-repeated="2" table:style-name="ce25"/>
          <table:table-cell table:style-name="ce25" office:value-type="string">
            <text:p>S1</text:p>
          </table:table-cell>
          <table:table-cell table:style-name="ce26" office:value-type="float" office:value="0">
            <text:p>0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table:number-columns-repeated="2"/>
          <table:covered-table-cell table:number-columns-repeated="3" table:style-name="ce29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EntryByCommentTest</text:p>
          </table:table-cell>
          <table:covered-table-cell table:number-columns-repeated="2" table:style-name="ce25"/>
          <table:table-cell table:style-name="ce25" office:value-type="string">
            <text:p>S1</text:p>
          </table:table-cell>
          <table:table-cell table:style-name="ce26" office:value-type="float" office:value="0">
            <text:p>0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table:number-columns-repeated="2"/>
          <table:covered-table-cell table:number-columns-repeated="3" table:style-name="ce29"/>
          <table:table-cell table:style-name="ce32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EntryByTagListTest</text:p>
          </table:table-cell>
          <table:table-cell table:style-name="ce6" office:value-type="float" office:value="4.067" table:number-columns-spanned="1" table:number-rows-spanned="7">
            <text:p>4.067</text:p>
          </table:table-cell>
          <table:table-cell table:style-name="ce6" office:value-type="float" office:value="4.067" table:number-columns-spanned="1" table:number-rows-spanned="7">
            <text:p>4.067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0.608">
            <text:p>1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1">
            <text:p>21</text:p>
          </table:table-cell>
          <table:table-cell table:style-name="ce30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EntryByTag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28" office:value-type="float" office:value="25" table:number-columns-spanned="1" table:number-rows-spanned="6">
            <text:p>25</text:p>
          </table:table-cell>
          <table:table-cell table:style-name="ce28" office:value-type="float" office:value="27" table:number-columns-spanned="1" table:number-rows-spanned="6">
            <text:p>27</text:p>
          </table:table-cell>
          <table:table-cell table:style-name="ce28" office:value-type="float" office:value="71" table:number-columns-spanned="1" table:number-rows-spanned="6">
            <text:p>71</text:p>
          </table:table-cell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EntryByTag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EntryByTag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EntryByTag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EntryByTag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EntryByTag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EditEntryTest</text:p>
          </table:table-cell>
          <table:table-cell table:style-name="ce25" office:value-type="float" office:value="4.067" table:number-columns-spanned="1" table:number-rows-spanned="4">
            <text:p>4.067</text:p>
          </table:table-cell>
          <table:table-cell table:style-name="ce25" office:value-type="float" office:value="11.587" table:number-columns-spanned="1" table:number-rows-spanned="4">
            <text:p>11.587</text:p>
          </table:table-cell>
          <table:table-cell table:style-name="ce25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office:value-type="float" office:value="10.608">
            <text:p>11</text:p>
          </table:table-cell>
          <table:table-cell table:style-name="ce29" office:value-type="float" office:value="15">
            <text:p>15</text:p>
          </table:table-cell>
          <table:table-cell table:style-name="ce29" office:value-type="float" office:value="21">
            <text:p>21</text:p>
          </table:table-cell>
          <table:table-cell table:style-name="ce32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EditEntryTest</text:p>
          </table:table-cell>
          <table:covered-table-cell table:number-columns-repeated="2" table:style-name="ce25"/>
          <table:table-cell table:style-name="ce25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office:value-type="float" office:value="29" table:number-columns-spanned="1" table:number-rows-spanned="3">
            <text:p>29</text:p>
          </table:table-cell>
          <table:table-cell table:style-name="ce29" office:value-type="float" office:value="74" table:number-columns-spanned="1" table:number-rows-spanned="3">
            <text:p>74</text:p>
          </table:table-cell>
          <table:table-cell table:style-name="ce29" office:value-type="float" office:value="97" table:number-columns-spanned="1" table:number-rows-spanned="3">
            <text:p>97</text:p>
          </table:table-cell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EditEntryTest</text:p>
          </table:table-cell>
          <table:covered-table-cell table:number-columns-repeated="2" table:style-name="ce25"/>
          <table:table-cell table:style-name="ce25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covered-table-cell table:number-columns-repeated="3" table:style-name="ce29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EditEntryTest</text:p>
          </table:table-cell>
          <table:covered-table-cell table:number-columns-repeated="2" table:style-name="ce25"/>
          <table:table-cell table:style-name="ce25" office:value-type="string">
            <text:p>S1</text:p>
          </table:table-cell>
          <table:table-cell table:style-name="ce26" office:value-type="float" office:value="0">
            <text:p>0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table:number-columns-repeated="2"/>
          <table:covered-table-cell table:number-columns-repeated="3" table:style-name="ce29"/>
          <table:table-cell table:style-name="ce32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TagsTest</text:p>
          </table:table-cell>
          <table:table-cell table:style-name="ce6" office:value-type="float" office:value="7.168" table:number-columns-spanned="1" table:number-rows-spanned="5">
            <text:p>7.168</text:p>
          </table:table-cell>
          <table:table-cell table:style-name="ce6" office:value-type="float" office:value="4.078" table:number-columns-spanned="1" table:number-rows-spanned="5">
            <text:p>4.078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0.608">
            <text:p>1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1">
            <text:p>21</text:p>
          </table:table-cell>
          <table:table-cell table:style-name="ce30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20" table:number-columns-spanned="1" table:number-rows-spanned="4">
            <text:p>20</text:p>
          </table:table-cell>
          <table:table-cell table:style-name="ce12" office:value-type="float" office:value="22" table:number-columns-spanned="1" table:number-rows-spanned="4">
            <text:p>22</text:p>
          </table:table-cell>
          <table:table-cell table:style-name="ce12" office:value-type="float" office:value="55" table:number-columns-spanned="1" table:number-rows-spanned="4">
            <text:p>55</text:p>
          </table:table-cell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RemoveTagsTest</text:p>
          </table:table-cell>
          <table:table-cell table:style-name="ce25" office:value-type="float" office:value="4.816" table:number-columns-spanned="1" table:number-rows-spanned="3">
            <text:p>4.816</text:p>
          </table:table-cell>
          <table:table-cell table:style-name="ce25" office:value-type="float" office:value="10.261" table:number-columns-spanned="1" table:number-rows-spanned="3">
            <text:p>10.261</text:p>
          </table:table-cell>
          <table:table-cell table:style-name="ce25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office:value-type="float" office:value="10.608">
            <text:p>11</text:p>
          </table:table-cell>
          <table:table-cell table:style-name="ce29" office:value-type="float" office:value="15">
            <text:p>15</text:p>
          </table:table-cell>
          <table:table-cell table:style-name="ce29" office:value-type="float" office:value="21">
            <text:p>21</text:p>
          </table:table-cell>
          <table:table-cell table:style-name="ce32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RemoveTags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office:value-type="float" office:value="44" table:number-columns-spanned="1" table:number-rows-spanned="2">
            <text:p>44</text:p>
          </table:table-cell>
          <table:table-cell table:style-name="ce29" office:value-type="float" office:value="49" table:number-columns-spanned="1" table:number-rows-spanned="2">
            <text:p>49</text:p>
          </table:table-cell>
          <table:table-cell table:style-name="ce29" office:value-type="float" office:value="55" table:number-columns-spanned="1" table:number-rows-spanned="2">
            <text:p>55</text:p>
          </table:table-cell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RemoveTags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covered-table-cell table:number-columns-repeated="3" table:style-name="ce29"/>
          <table:table-cell table:style-name="ce32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CheckEntryTagsRemovedTest</text:p>
          </table:table-cell>
          <table:table-cell table:style-name="ce5" office:value-type="float" office:value="3.271" table:number-columns-spanned="1" table:number-rows-spanned="2">
            <text:p>3.271</text:p>
          </table:table-cell>
          <table:table-cell table:style-name="ce5" office:value-type="float" office:value="7.216" table:number-columns-spanned="1" table:number-rows-spanned="2">
            <text:p>7.216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0.608">
            <text:p>1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1">
            <text:p>21</text:p>
          </table:table-cell>
          <table:table-cell table:style-name="ce30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CheckEntryTagsRemoved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3">
            <text:p>13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9">
            <text:p>39</text:p>
          </table:table-cell>
          <table:table-cell table:style-name="ce30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RemoveEntryTest</text:p>
          </table:table-cell>
          <table:table-cell table:style-name="ce25" office:value-type="float" office:value="4.236" table:number-columns-spanned="1" table:number-rows-spanned="3">
            <text:p>4.236</text:p>
          </table:table-cell>
          <table:table-cell table:style-name="ce25" office:value-type="float" office:value="9.698" table:number-columns-spanned="1" table:number-rows-spanned="3">
            <text:p>9.698</text:p>
          </table:table-cell>
          <table:table-cell table:style-name="ce25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office:value-type="float" office:value="10.608">
            <text:p>11</text:p>
          </table:table-cell>
          <table:table-cell table:style-name="ce29" office:value-type="float" office:value="15">
            <text:p>15</text:p>
          </table:table-cell>
          <table:table-cell table:style-name="ce29" office:value-type="float" office:value="21">
            <text:p>21</text:p>
          </table:table-cell>
          <table:table-cell table:style-name="ce32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RemoveEntryTest</text:p>
          </table:table-cell>
          <table:covered-table-cell table:number-columns-repeated="2" table:style-name="ce25"/>
          <table:table-cell table:style-name="ce25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office:value-type="float" office:value="40">
            <text:p>40</text:p>
          </table:table-cell>
          <table:table-cell table:style-name="ce29" office:value-type="float" office:value="42">
            <text:p>42</text:p>
          </table:table-cell>
          <table:table-cell table:style-name="ce29" office:value-type="float" office:value="50">
            <text:p>50</text:p>
          </table:table-cell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RemoveEntryTest</text:p>
          </table:table-cell>
          <table:covered-table-cell table:number-columns-repeated="2" table:style-name="ce25"/>
          <table:table-cell table:style-name="ce25" office:value-type="string">
            <text:p>S1</text:p>
          </table:table-cell>
          <table:table-cell table:number-columns-repeated="3" table:style-name="ce26" office:value-type="float" office:value="1">
            <text:p>1</text:p>
          </table:table-cell>
          <table:table-cell table:style-name="ce26" table:number-columns-repeated="2"/>
          <table:table-cell table:style-name="ce29" office:value-type="float" office:value="13">
            <text:p>13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39">
            <text:p>39</text:p>
          </table:table-cell>
          <table:table-cell table:style-name="ce32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EntryNegativeTest</text:p>
          </table:table-cell>
          <table:table-cell table:style-name="ce5" office:value-type="float" office:value="11.699" table:number-columns-spanned="1" table:number-rows-spanned="6">
            <text:p>11.699</text:p>
          </table:table-cell>
          <table:table-cell table:style-name="ce5" office:value-type="float" office:value="56.087" table:number-columns-spanned="1" table:number-rows-spanned="6">
            <text:p>56.087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0.608">
            <text:p>1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1">
            <text:p>21</text:p>
          </table:table-cell>
          <table:table-cell table:style-name="ce30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EntryNegativ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42" table:number-columns-spanned="1" table:number-rows-spanned="5">
            <text:p>42</text:p>
          </table:table-cell>
          <table:table-cell table:style-name="ce12" office:value-type="float" office:value="125" table:number-columns-spanned="1" table:number-rows-spanned="5">
            <text:p>125</text:p>
          </table:table-cell>
          <table:table-cell table:style-name="ce12" office:value-type="float" office:value="117" table:number-columns-spanned="1" table:number-rows-spanned="5">
            <text:p>117</text:p>
          </table:table-cell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EntryNegativ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EntryNegativ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EntryNegativ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SearchEntryNegativ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TagNegativeTest</text:p>
          </table:table-cell>
          <table:table-cell table:style-name="ce25" office:value-type="float" office:value="3.271" table:number-columns-spanned="1" table:number-rows-spanned="2">
            <text:p>3.271</text:p>
          </table:table-cell>
          <table:table-cell table:style-name="ce25" office:value-type="float" office:value="7.216" table:number-columns-spanned="1" table:number-rows-spanned="2">
            <text:p>7.216</text:p>
          </table:table-cell>
          <table:table-cell table:style-name="ce25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office:value-type="float" office:value="10.608">
            <text:p>11</text:p>
          </table:table-cell>
          <table:table-cell table:style-name="ce29" office:value-type="float" office:value="15">
            <text:p>15</text:p>
          </table:table-cell>
          <table:table-cell table:style-name="ce29" office:value-type="float" office:value="21">
            <text:p>21</text:p>
          </table:table-cell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TagNegativeTest</text:p>
          </table:table-cell>
          <table:covered-table-cell table:number-columns-repeated="2" table:style-name="ce25"/>
          <table:table-cell table:style-name="ce25" office:value-type="string">
            <text:p>S1</text:p>
          </table:table-cell>
          <table:table-cell table:number-columns-repeated="3" table:style-name="ce26" office:value-type="float" office:value="1">
            <text:p>1</text:p>
          </table:table-cell>
          <table:table-cell table:style-name="ce26" table:number-columns-repeated="2"/>
          <table:table-cell table:style-name="ce29" office:value-type="float" office:value="13">
            <text:p>13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39">
            <text:p>39</text:p>
          </table:table-cell>
          <table:table-cell table:style-name="ce32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TagTest</text:p>
          </table:table-cell>
          <table:table-cell table:style-name="ce5" office:value-type="float" office:value="4.576" table:number-columns-spanned="1" table:number-rows-spanned="5">
            <text:p>4.576</text:p>
          </table:table-cell>
          <table:table-cell table:style-name="ce5" office:value-type="float" office:value="11.478" table:number-columns-spanned="1" table:number-rows-spanned="5">
            <text:p>11.478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0.608">
            <text:p>1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1">
            <text:p>21</text:p>
          </table:table-cell>
          <table:table-cell table:style-name="ce30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Tag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26" table:number-columns-spanned="1" table:number-rows-spanned="4">
            <text:p>126</text:p>
          </table:table-cell>
          <table:table-cell table:style-name="ce12" office:value-type="float" office:value="94" table:number-columns-spanned="1" table:number-rows-spanned="4">
            <text:p>94</text:p>
          </table:table-cell>
          <table:table-cell table:style-name="ce12" table:number-columns-spanned="1" table:number-rows-spanned="4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Tag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Tag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Tag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covered-table-cell table:number-columns-repeated="3" table:style-name="ce12"/>
          <table:table-cell table:style-name="ce30" office:value-type="string">
            <text:p>0 is a too small template</text:p>
          </table:table-cell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EditTagTest</text:p>
          </table:table-cell>
          <table:table-cell table:style-name="ce25" office:value-type="float" office:value="4.765" table:number-columns-spanned="1" table:number-rows-spanned="5">
            <text:p>4.765</text:p>
          </table:table-cell>
          <table:table-cell table:style-name="ce25" office:value-type="float" office:value="11.874" table:number-columns-spanned="1" table:number-rows-spanned="5">
            <text:p>11.874</text:p>
          </table:table-cell>
          <table:table-cell table:style-name="ce25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office:value-type="float" office:value="10.608">
            <text:p>11</text:p>
          </table:table-cell>
          <table:table-cell table:style-name="ce29" office:value-type="float" office:value="15">
            <text:p>15</text:p>
          </table:table-cell>
          <table:table-cell table:style-name="ce29" office:value-type="float" office:value="21">
            <text:p>21</text:p>
          </table:table-cell>
          <table:table-cell table:style-name="ce32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EditTag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office:value-type="float" office:value="29" table:number-columns-spanned="1" table:number-rows-spanned="4">
            <text:p>29</text:p>
          </table:table-cell>
          <table:table-cell table:style-name="ce29" office:value-type="float" office:value="74" table:number-columns-spanned="1" table:number-rows-spanned="4">
            <text:p>74</text:p>
          </table:table-cell>
          <table:table-cell table:style-name="ce29" office:value-type="float" office:value="97" table:number-columns-spanned="1" table:number-rows-spanned="4">
            <text:p>97</text:p>
          </table:table-cell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EditTagTest</text:p>
          </table:table-cell>
          <table:covered-table-cell table:number-columns-repeated="2" table:style-name="ce25"/>
          <table:table-cell table:style-name="ce25" office:value-type="string">
            <text:p>S1</text:p>
          </table:table-cell>
          <table:table-cell table:style-name="ce26" office:value-type="float" office:value="0">
            <text:p>0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table:number-columns-repeated="2"/>
          <table:covered-table-cell table:number-columns-repeated="3" table:style-name="ce29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EditTag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style-name="ce26" office:value-type="float" office:value="0">
            <text:p>0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table:number-columns-repeated="2"/>
          <table:covered-table-cell table:number-columns-repeated="3" table:style-name="ce29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EditTagTest</text:p>
          </table:table-cell>
          <table:covered-table-cell table:number-columns-repeated="2" table:style-name="ce25"/>
          <table:table-cell table:style-name="ce25" office:value-type="string">
            <text:p>S1</text:p>
          </table:table-cell>
          <table:table-cell table:style-name="ce26" office:value-type="float" office:value="0">
            <text:p>0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table:number-columns-repeated="2"/>
          <table:covered-table-cell table:number-columns-repeated="3" table:style-name="ce29"/>
          <table:table-cell table:style-name="ce32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RemoveTagTest</text:p>
          </table:table-cell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0.608">
            <text:p>1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1">
            <text:p>21</text:p>
          </table:table-cell>
          <table:table-cell table:style-name="ce30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RemoveTag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28" office:value-type="float" office:value="40">
            <text:p>40</text:p>
          </table:table-cell>
          <table:table-cell table:style-name="ce28" office:value-type="float" office:value="42">
            <text:p>42</text:p>
          </table:table-cell>
          <table:table-cell table:style-name="ce28" office:value-type="float" office:value="50">
            <text:p>50</text:p>
          </table:table-cell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RemoveTag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28" office:value-type="float" office:value="13">
            <text:p>13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39">
            <text:p>39</text:p>
          </table:table-cell>
          <table:table-cell table:style-name="ce30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table-cell table:style-name="ce25" office:value-type="float" office:value="6.562" table:number-columns-spanned="1" table:number-rows-spanned="25">
            <text:p>6.562</text:p>
          </table:table-cell>
          <table:table-cell table:style-name="ce25" office:value-type="float" office:value="30.931" table:number-columns-spanned="1" table:number-rows-spanned="25">
            <text:p>30.931</text:p>
          </table:table-cell>
          <table:table-cell table:style-name="ce25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office:value-type="float" office:value="10.608">
            <text:p>11</text:p>
          </table:table-cell>
          <table:table-cell table:style-name="ce29" office:value-type="float" office:value="15">
            <text:p>15</text:p>
          </table:table-cell>
          <table:table-cell table:style-name="ce29" office:value-type="float" office:value="21">
            <text:p>21</text:p>
          </table:table-cell>
          <table:table-cell table:style-name="ce32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covered-table-cell table:number-columns-repeated="2" table:style-name="ce25"/>
          <table:table-cell table:style-name="ce26" office:value-type="string">
            <text:p>S2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number-columns-repeated="3" table:style-name="ce26" office:value-type="float" office:value="1">
            <text:p>1</text:p>
          </table:table-cell>
          <table:table-cell table:style-name="ce26" table:number-columns-repeated="2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number-columns-repeated="3" table:style-name="ce26" office:value-type="float" office:value="1">
            <text:p>1</text:p>
          </table:table-cell>
          <table:table-cell table:style-name="ce26" table:number-columns-repeated="2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number-columns-repeated="3" table:style-name="ce26" office:value-type="float" office:value="1">
            <text:p>1</text:p>
          </table:table-cell>
          <table:table-cell table:style-name="ce26" table:number-columns-repeated="2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number-columns-repeated="3" table:style-name="ce26" office:value-type="float" office:value="1">
            <text:p>1</text:p>
          </table:table-cell>
          <table:table-cell table:style-name="ce26" table:number-columns-repeated="2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number-columns-repeated="3" table:style-name="ce26" office:value-type="float" office:value="1">
            <text:p>1</text:p>
          </table:table-cell>
          <table:table-cell table:style-name="ce26" table:number-columns-repeated="2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number-columns-repeated="3" table:style-name="ce26" office:value-type="float" office:value="1">
            <text:p>1</text:p>
          </table:table-cell>
          <table:table-cell table:style-name="ce26" table:number-columns-repeated="2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number-columns-repeated="3" table:style-name="ce26" office:value-type="float" office:value="1">
            <text:p>1</text:p>
          </table:table-cell>
          <table:table-cell table:style-name="ce26" table:number-columns-repeated="2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number-columns-repeated="3" table:style-name="ce26" office:value-type="float" office:value="1">
            <text:p>1</text:p>
          </table:table-cell>
          <table:table-cell table:style-name="ce26" table:number-columns-repeated="2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number-columns-repeated="3" table:style-name="ce26" office:value-type="float" office:value="1">
            <text:p>1</text:p>
          </table:table-cell>
          <table:table-cell table:style-name="ce26" table:number-columns-repeated="2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number-columns-repeated="3" table:style-name="ce26" office:value-type="float" office:value="1">
            <text:p>1</text:p>
          </table:table-cell>
          <table:table-cell table:style-name="ce26" table:number-columns-repeated="2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number-columns-repeated="3" table:style-name="ce26" office:value-type="float" office:value="1">
            <text:p>1</text:p>
          </table:table-cell>
          <table:table-cell table:style-name="ce26" table:number-columns-repeated="2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number-columns-repeated="3" table:style-name="ce26" office:value-type="float" office:value="1">
            <text:p>1</text:p>
          </table:table-cell>
          <table:table-cell table:style-name="ce26" table:number-columns-repeated="2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covered-table-cell table:number-columns-repeated="2" table:style-name="ce25"/>
          <table:table-cell table:style-name="ce26" office:value-type="string">
            <text:p>S2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covered-table-cell table:number-columns-repeated="2" table:style-name="ce25"/>
          <table:table-cell table:style-name="ce26" office:value-type="string">
            <text:p>S2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style-name="ce26" office:value-type="float" office:value="0">
            <text:p>0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table:number-columns-repeated="2"/>
          <table:table-cell table:style-name="ce29" table:number-columns-repeated="3"/>
          <table:table-cell table:style-name="ce32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table:number-columns-repeated="3"/>
          <table:table-cell table:style-name="ce32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table:number-columns-repeated="3"/>
          <table:table-cell table:style-name="ce32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AssignTagToEntryTest</text:p>
          </table:table-cell>
          <table:covered-table-cell table:number-columns-repeated="2" table:style-name="ce25"/>
          <table:table-cell table:style-name="ce26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0.608">
            <text:p>1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1">
            <text:p>21</text:p>
          </table:table-cell>
          <table:table-cell table:style-name="ce30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10" office:value-type="string">
            <text:p>S2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10" office:value-type="string">
            <text:p>S2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10" office:value-type="string">
            <text:p>S2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table:number-columns-repeated="3"/>
          <table:table-cell table:style-name="ce31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table:number-columns-repeated="3"/>
          <table:table-cell table:style-name="ce31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table:number-columns-repeated="3"/>
          <table:table-cell table:style-name="ce31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MultipleEntriesTest</text:p>
          </table:table-cell>
          <table:table-cell table:style-name="ce25" table:number-columns-repeated="2"/>
          <table:table-cell table:style-name="ce25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office:value-type="float" office:value="10.608">
            <text:p>11</text:p>
          </table:table-cell>
          <table:table-cell table:style-name="ce29" office:value-type="float" office:value="15">
            <text:p>15</text:p>
          </table:table-cell>
          <table:table-cell table:style-name="ce29" office:value-type="float" office:value="21">
            <text:p>21</text:p>
          </table:table-cell>
          <table:table-cell table:style-name="ce32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MultipleEntriesTest</text:p>
          </table:table-cell>
          <table:table-cell table:style-name="ce25" table:number-columns-repeated="2"/>
          <table:table-cell table:style-name="ce25" office:value-type="string">
            <text:p>S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MultipleEntriesTest</text:p>
          </table:table-cell>
          <table:table-cell table:style-name="ce25" table:number-columns-repeated="2"/>
          <table:table-cell table:style-name="ce25" office:value-type="string">
            <text:p>S1</text:p>
          </table:table-cell>
          <table:table-cell table:style-name="ce26" office:value-type="float" office:value="0">
            <text:p>0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table:number-columns-repeated="2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MultipleEntriesTest</text:p>
          </table:table-cell>
          <table:table-cell table:style-name="ce25" table:number-columns-repeated="2"/>
          <table:table-cell table:style-name="ce25" office:value-type="string">
            <text:p>S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MultipleEntriesTest</text:p>
          </table:table-cell>
          <table:table-cell table:style-name="ce25" table:number-columns-repeated="2"/>
          <table:table-cell table:style-name="ce25" office:value-type="string">
            <text:p>S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MultipleEntriesTest</text:p>
          </table:table-cell>
          <table:table-cell table:style-name="ce25" table:number-columns-repeated="2"/>
          <table:table-cell table:style-name="ce25" office:value-type="string">
            <text:p>S1</text:p>
          </table:table-cell>
          <table:table-cell table:style-name="ce26" office:value-type="float" office:value="0">
            <text:p>0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table:number-columns-repeated="2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MultipleEntriesTest</text:p>
          </table:table-cell>
          <table:table-cell table:style-name="ce25" table:number-columns-repeated="2"/>
          <table:table-cell table:style-name="ce25" office:value-type="string">
            <text:p>S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MultipleEntriesTest</text:p>
          </table:table-cell>
          <table:table-cell table:style-name="ce25" table:number-columns-repeated="2"/>
          <table:table-cell table:style-name="ce25" office:value-type="string">
            <text:p>S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MultipleEntriesTest</text:p>
          </table:table-cell>
          <table:table-cell table:style-name="ce25" table:number-columns-repeated="2"/>
          <table:table-cell table:style-name="ce25" office:value-type="string">
            <text:p>S1</text:p>
          </table:table-cell>
          <table:table-cell table:style-name="ce26" office:value-type="float" office:value="0">
            <text:p>0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table:number-columns-repeated="2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MultipleEntriesTest</text:p>
          </table:table-cell>
          <table:table-cell table:style-name="ce25" table:number-columns-repeated="2"/>
          <table:table-cell table:style-name="ce25" office:value-type="string">
            <text:p>S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MultipleEntriesTest</text:p>
          </table:table-cell>
          <table:table-cell table:style-name="ce25" table:number-columns-repeated="2"/>
          <table:table-cell table:style-name="ce25" office:value-type="string">
            <text:p>S1</text:p>
          </table:table-cell>
          <table:table-cell table:style-name="ce26" office:value-type="float" office:value="0">
            <text:p>0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table:number-columns-repeated="2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MultipleEntriesTest</text:p>
          </table:table-cell>
          <table:table-cell table:style-name="ce25" table:number-columns-repeated="2"/>
          <table:table-cell table:style-name="ce25" office:value-type="string">
            <text:p>S1</text:p>
          </table:table-cell>
          <table:table-cell table:style-name="ce26" office:value-type="float" office:value="0">
            <text:p>0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table:number-columns-repeated="2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0.608">
            <text:p>1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1">
            <text:p>21</text:p>
          </table:table-cell>
          <table:table-cell table:style-name="ce30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2" table:number-columns-repeated="3"/>
          <table:table-cell table:style-name="ce30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2" table:number-columns-repeated="3"/>
          <table:table-cell table:style-name="ce30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2" table:number-columns-repeated="3"/>
          <table:table-cell table:style-name="ce30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AndRemoveMultipleTagsTest</text:p>
          </table:table-cell>
          <table:table-cell table:style-name="ce25" table:number-columns-repeated="2"/>
          <table:table-cell table:style-name="ce25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office:value-type="float" office:value="10.608">
            <text:p>11</text:p>
          </table:table-cell>
          <table:table-cell table:style-name="ce29" office:value-type="float" office:value="15">
            <text:p>15</text:p>
          </table:table-cell>
          <table:table-cell table:style-name="ce29" office:value-type="float" office:value="21">
            <text:p>21</text:p>
          </table:table-cell>
          <table:table-cell table:style-name="ce32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AndRemoveMultipleTagsTest</text:p>
          </table:table-cell>
          <table:table-cell table:style-name="ce25" table:number-columns-repeated="2"/>
          <table:table-cell table:style-name="ce25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AndRemoveMultipleTagsTest</text:p>
          </table:table-cell>
          <table:table-cell table:style-name="ce25" table:number-columns-repeated="2"/>
          <table:table-cell table:style-name="ce25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 table:style-name="ce20"/>
          <table:table-cell table:style-name="ce23" office:value-type="string">
            <text:p>SearchAndRemoveMultipleTagsTest</text:p>
          </table:table-cell>
          <table:table-cell table:style-name="ce25" table:number-columns-repeated="2"/>
          <table:table-cell table:style-name="ce25" office:value-type="string">
            <text:p>S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9" table:number-columns-repeated="3"/>
          <table:table-cell table:style-name="ce32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0.608">
            <text:p>1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1">
            <text:p>21</text:p>
          </table:table-cell>
          <table:table-cell table:style-name="ce30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10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10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10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>
          <table:covered-table-cell/>
          <table:table-cell table:style-name="ce22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27" office:value-type="float" office:value="0">
            <text:p>0</text:p>
          </table:table-cell>
          <table:table-cell table:number-columns-repeated="2" table:style-name="ce27" office:value-type="float" office:value="1">
            <text:p>1</text:p>
          </table:table-cell>
          <table:table-cell table:style-name="ce27"/>
          <table:table-cell table:style-name="ce10"/>
          <table:table-cell table:style-name="ce12" table:number-columns-repeated="3"/>
          <table:table-cell table:style-name="ce30"/>
          <table:table-cell table:number-columns-repeated="1008"/>
        </table:table-row>
        <table:table-row table:style-name="ro1" table:number-rows-repeated="28">
          <table:table-cell/>
          <table:table-cell table:style-name="ce24"/>
          <table:table-cell table:number-columns-repeated="8"/>
          <table:table-cell table:style-name="ce12" table:number-columns-repeated="3"/>
          <table:table-cell table:style-name="ce24"/>
          <table:table-cell table:number-columns-repeated="1008"/>
        </table:table-row>
        <table:table-row table:style-name="ro1" table:number-rows-repeated="126">
          <table:table-cell/>
          <table:table-cell table:style-name="ce24"/>
          <table:table-cell table:number-columns-repeated="8"/>
          <table:table-cell table:style-name="ce12" table:number-columns-repeated="3"/>
          <table:table-cell table:number-columns-repeated="1009"/>
        </table:table-row>
        <table:table-row table:style-name="ro3">
          <table:table-cell/>
          <table:table-cell table:style-name="ce24"/>
          <table:table-cell table:number-columns-repeated="8"/>
          <table:table-cell table:style-name="ce12" table:number-columns-repeated="3"/>
          <table:table-cell table:number-columns-repeated="1009"/>
        </table:table-row>
        <table:table-row table:style-name="ro1" table:number-rows-repeated="23">
          <table:table-cell/>
          <table:table-cell table:style-name="ce24"/>
          <table:table-cell table:number-columns-repeated="8"/>
          <table:table-cell table:style-name="ce12" table:number-columns-repeated="3"/>
          <table:table-cell table:number-columns-repeated="1009"/>
        </table:table-row>
        <table:table-row table:style-name="ro1" table:number-rows-repeated="97">
          <table:table-cell/>
          <table:table-cell table:style-name="ce24"/>
          <table:table-cell table:number-columns-repeated="1020"/>
        </table:table-row>
        <table:table-row table:style-name="ro3">
          <table:table-cell/>
          <table:table-cell table:style-name="ce24"/>
          <table:table-cell table:number-columns-repeated="1020"/>
        </table:table-row>
        <table:table-row table:style-name="ro1" table:number-rows-repeated="22">
          <table:table-cell/>
          <table:table-cell table:style-name="ce24"/>
          <table:table-cell table:number-columns-repeated="1020"/>
        </table:table-row>
        <table:table-row table:style-name="ro1" table:number-rows-repeated="296">
          <table:table-cell table:number-columns-repeated="1022"/>
        </table:table-row>
        <table:table-row table:style-name="ro1" table:number-rows-repeated="383">
          <table:table-cell table:number-columns-repeated="2"/>
          <table:table-cell table:style-name="ce8" table:number-columns-repeated="2"/>
          <table:table-cell table:number-columns-repeated="1018"/>
        </table:table-row>
        <table:table-row table:style-name="ro3" table:number-rows-repeated="38">
          <table:table-cell table:number-columns-repeated="2"/>
          <table:table-cell table:style-name="ce8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1018"/>
        </table:table-row>
      </table:table>
      <table:table table:name="collabtiv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number-columns-repeated="1009" table:default-cell-style-name="Default"/>
        <table:table-row table:style-name="ro1">
          <table:table-cell/>
          <table:table-cell table:style-name="ce1"/>
          <table:table-cell table:style-name="ce1" office:value-type="string" table:number-columns-spanned="2" table:number-rows-spanned="1">
            <text:p>TRACE GENERATION</text:p>
          </table:table-cell>
          <table:covered-table-cell table:style-name="ce1"/>
          <table:table-cell table:style-name="ce1" office:value-type="string" table:number-columns-spanned="6" table:number-rows-spanned="1">
            <text:p>REPAIR</text:p>
          </table:table-cell>
          <table:covered-table-cell table:style-name="ce1"/>
          <table:covered-table-cell table:number-columns-repeated="4"/>
          <table:table-cell table:style-name="ce1" office:value-type="string" table:number-columns-spanned="3" table:number-rows-spanned="1">
            <text:p>TIME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1" office:value-type="string">
            <text:p>Version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Unrep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6">
            <text:p>0.7.0</text:p>
          </table:table-cell>
          <table:table-cell office:value-type="string">
            <text:p>EditProject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21">
            <text:p>21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UserTest</text:p>
          </table:table-cell>
          <table:table-cell table:style-name="ce5" office:value-type="float" office:value="5.896">
            <text:p>5.896</text:p>
          </table:table-cell>
          <table:table-cell table:style-name="ce5" office:value-type="float" office:value="21.651">
            <text:p>21.651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6">
            <text:p>16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81">
            <text:p>81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EditUserRoleTest</text:p>
          </table:table-cell>
          <table:table-cell table:style-name="ce5" office:value-type="float" office:value="5.21">
            <text:p>5.210</text:p>
          </table:table-cell>
          <table:table-cell table:style-name="ce5" office:value-type="float" office:value="14.268">
            <text:p>14.268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21">
            <text:p>21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50">
            <text:p>50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AndRemoveLateMilestone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3">
            <text:p>13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2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6">
            <text:p>26</text:p>
          </table:table-cell>
          <table:table-cell office:value-type="string">
            <text:p>DOM mis-select another element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4">
            <text:p>14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25">
            <text:p>25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67">
            <text:p>0.7.5</text:p>
          </table:table-cell>
          <table:table-cell office:value-type="string">
            <text:p>AddProjectTest</text:p>
          </table:table-cell>
          <table:table-cell table:style-name="ce5" office:value-type="float" office:value="13.654">
            <text:p>13.654</text:p>
          </table:table-cell>
          <table:table-cell table:style-name="ce5" office:value-type="float" office:value="20.781">
            <text:p>20.781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5">
            <text:p>1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CloseProjectTest</text:p>
          </table:table-cell>
          <table:table-cell table:style-name="ce5" office:value-type="float" office:value="5.306">
            <text:p>5.306</text:p>
          </table:table-cell>
          <table:table-cell table:style-name="ce5" office:value-type="float" office:value="12.716">
            <text:p>12.716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1">
            <text:p>1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SearchClosedProjectTest</text:p>
          </table:table-cell>
          <table:table-cell table:style-name="ce5" office:value-type="float" office:value="3.94">
            <text:p>3.940</text:p>
          </table:table-cell>
          <table:table-cell table:style-name="ce5" office:value-type="float" office:value="11.082">
            <text:p>11.082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">
            <text:p>1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OpenProjectTest</text:p>
          </table:table-cell>
          <table:table-cell table:style-name="ce5" office:value-type="float" office:value="5.472" table:number-columns-spanned="1" table:number-rows-spanned="3">
            <text:p>5.472</text:p>
          </table:table-cell>
          <table:table-cell table:style-name="ce5" office:value-type="float" office:value="13.782" table:number-columns-spanned="1" table:number-rows-spanned="3">
            <text:p>13.782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">
            <text:p>1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OpenProjec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">
            <text:p>1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OpenProjec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">
            <text:p>1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RoleTest</text:p>
          </table:table-cell>
          <table:table-cell table:style-name="ce5" office:value-type="float" office:value="6.203">
            <text:p>6.203</text:p>
          </table:table-cell>
          <table:table-cell table:style-name="ce5" office:value-type="float" office:value="21.851">
            <text:p>21.851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">
            <text:p>1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EditRoleTest</text:p>
          </table:table-cell>
          <table:table-cell table:style-name="ce5" office:value-type="float" office:value="5.226" table:number-columns-spanned="1" table:number-rows-spanned="7">
            <text:p>5.226</text:p>
          </table:table-cell>
          <table:table-cell table:style-name="ce5" office:value-type="float" office:value="23.953" table:number-columns-spanned="1" table:number-rows-spanned="7">
            <text:p>23.953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1">
            <text:p>1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8">
            <text:p>28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3">
            <text:p>13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9">
            <text:p>19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5">
            <text:p>1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1">
            <text:p>21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1">
            <text:p>11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1">
            <text:p>1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8">
            <text:p>28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3">
            <text:p>13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9">
            <text:p>19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5">
            <text:p>1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1">
            <text:p>21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UserTest</text:p>
          </table:table-cell>
          <table:table-cell table:style-name="ce5" office:value-type="float" office:value="5.93">
            <text:p>5.930</text:p>
          </table:table-cell>
          <table:table-cell table:style-name="ce5" office:value-type="float" office:value="25.255">
            <text:p>25.255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1">
            <text:p>1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EditUserRoleTest</text:p>
          </table:table-cell>
          <table:table-cell table:style-name="ce5" office:value-type="float" office:value="5.186" table:number-columns-spanned="1" table:number-rows-spanned="4">
            <text:p>5.186</text:p>
          </table:table-cell>
          <table:table-cell table:style-name="ce5" office:value-type="float" office:value="14.406" table:number-columns-spanned="1" table:number-rows-spanned="4">
            <text:p>14.406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1">
            <text:p>11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EditUserRoleTest</text:p>
          </table:table-cell>
          <table:covered-table-cell table:number-columns-repeated="2" table:style-name="ce6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1">
            <text:p>11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28">
            <text:p>28</text:p>
          </table:table-cell>
          <table:table-cell table:style-name="ce4" table:number-columns-repeated="12"/>
          <table:table-cell table:style-name="ce14" table:number-columns-repeated="997"/>
        </table:table-row>
        <table:table-row table:style-name="ro1">
          <table:covered-table-cell/>
          <table:table-cell table:style-name="ce16" office:value-type="string">
            <text:p>EditUser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1">
            <text:p>1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EditUser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1">
            <text:p>1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LoginUserTest</text:p>
          </table:table-cell>
          <table:table-cell table:style-name="ce5" office:value-type="float" office:value="3.906" table:number-columns-spanned="1" table:number-rows-spanned="2">
            <text:p>3.906</text:p>
          </table:table-cell>
          <table:table-cell table:style-name="ce5" office:value-type="float" office:value="9.501" table:number-columns-spanned="1" table:number-rows-spanned="2">
            <text:p>9.501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8">
            <text:p>1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Login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1">
            <text:p>1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MilestoneTest</text:p>
          </table:table-cell>
          <table:table-cell table:style-name="ce5" office:value-type="float" office:value="6.134">
            <text:p>6.134</text:p>
          </table:table-cell>
          <table:table-cell table:style-name="ce5" office:value-type="float" office:value="15.114">
            <text:p>15.114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EditMilestoneTest</text:p>
          </table:table-cell>
          <table:table-cell table:style-name="ce5" office:value-type="float" office:value="5.25">
            <text:p>5.250</text:p>
          </table:table-cell>
          <table:table-cell table:style-name="ce5" office:value-type="float" office:value="15.049">
            <text:p>15.049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20">
            <text:p>2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2">
            <text:p>2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TasklistTest</text:p>
          </table:table-cell>
          <table:table-cell table:style-name="ce5" office:value-type="float" office:value="5.678">
            <text:p>5.678</text:p>
          </table:table-cell>
          <table:table-cell table:style-name="ce5" office:value-type="float" office:value="15.106">
            <text:p>15.106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OpenTasklistTest</text:p>
          </table:table-cell>
          <table:table-cell table:style-name="ce5" office:value-type="float" office:value="5.134">
            <text:p>5.134</text:p>
          </table:table-cell>
          <table:table-cell table:style-name="ce5" office:value-type="float" office:value="17.324">
            <text:p>17.324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table-cell table:style-name="ce5" office:value-type="float" office:value="17.322" table:number-columns-spanned="1" table:number-rows-spanned="6">
            <text:p>17.322</text:p>
          </table:table-cell>
          <table:table-cell table:style-name="ce5" office:value-type="float" office:value="40.389" table:number-columns-spanned="1" table:number-rows-spanned="6">
            <text:p>40.389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TaskDesktopPresentTest</text:p>
          </table:table-cell>
          <table:table-cell table:style-name="ce5" office:value-type="float" office:value="5.855" table:number-columns-spanned="1" table:number-rows-spanned="2">
            <text:p>5.855</text:p>
          </table:table-cell>
          <table:table-cell table:style-name="ce5" office:value-type="float" office:value="20.501" table:number-columns-spanned="1" table:number-rows-spanned="2">
            <text:p>20.501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TaskDesktopPresen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 table:style-name="ce3"/>
          <table:table-cell table:style-name="ce16" office:value-type="string">
            <text:p>AddTasksTest</text:p>
          </table:table-cell>
          <table:table-cell table:style-name="ce5" office:value-type="float" office:value="7.555" table:number-columns-spanned="1" table:number-rows-spanned="4">
            <text:p>7.555</text:p>
          </table:table-cell>
          <table:table-cell table:style-name="ce5" office:value-type="float" office:value="26.239" table:number-columns-spanned="1" table:number-rows-spanned="4">
            <text:p>26.239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Task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CloseTasksTest</text:p>
          </table:table-cell>
          <table:table-cell table:style-name="ce5" office:value-type="float" office:value="11.013" table:number-columns-spanned="1" table:number-rows-spanned="6">
            <text:p>11.013</text:p>
          </table:table-cell>
          <table:table-cell table:style-name="ce5" office:value-type="float" office:value="27.502" table:number-columns-spanned="1" table:number-rows-spanned="6">
            <text:p>27.502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Clos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CloseTask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Open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 table:style-name="ce3"/>
          <table:table-cell table:style-name="ce16" office:value-type="string">
            <text:p>OpenTask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Open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CloseTasksProjectPercentageTest</text:p>
          </table:table-cell>
          <table:table-cell table:style-name="ce5" office:value-type="float" office:value="5.433" table:number-columns-spanned="1" table:number-rows-spanned="2">
            <text:p>5.433</text:p>
          </table:table-cell>
          <table:table-cell table:style-name="ce5" office:value-type="float" office:value="33.366" table:number-columns-spanned="1" table:number-rows-spanned="2">
            <text:p>33.366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">
            <text:p>1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Close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">
            <text:p>1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OpenTasksProjectPercentageTest</text:p>
          </table:table-cell>
          <table:table-cell table:style-name="ce5" office:value-type="float" office:value="6.697" table:number-columns-spanned="1" table:number-rows-spanned="6">
            <text:p>6.697</text:p>
          </table:table-cell>
          <table:table-cell table:style-name="ce5" office:value-type="float" office:value="37.968" table:number-columns-spanned="1" table:number-rows-spanned="6">
            <text:p>37.968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">
            <text:p>1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">
            <text:p>1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OpenTasksProjectPercentage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">
            <text:p>1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">
            <text:p>1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OpenTasksProjectPercentage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">
            <text:p>1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">
            <text:p>1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AndRemoveLateMilestoneTest</text:p>
          </table:table-cell>
          <table:table-cell table:style-name="ce5" office:value-type="float" office:value="11.696" table:number-columns-spanned="1" table:number-rows-spanned="6">
            <text:p>11.696</text:p>
          </table:table-cell>
          <table:table-cell table:style-name="ce5" office:value-type="float" office:value="22.183" table:number-columns-spanned="1" table:number-rows-spanned="6">
            <text:p>22.183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AndRemoveLateMilestone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AndRemoveLateMilestone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style-name="ce10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office:value-type="string">
            <text:p>timing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MultipleProjectsTest</text:p>
          </table:table-cell>
          <table:table-cell table:style-name="ce5" office:value-type="float" office:value="5.134">
            <text:p>5.134</text:p>
          </table:table-cell>
          <table:table-cell table:style-name="ce5" office:value-type="float" office:value="17.324">
            <text:p>17.324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MultipleProjects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5" office:value-type="string">
            <text:p>S1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style-name="ce10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MultipleProject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MultipleProject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style-name="ce10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DeassignUserToProjectTest</text:p>
          </table:table-cell>
          <table:table-cell table:style-name="ce5" office:value-type="float" office:value="5.433" table:number-columns-spanned="1" table:number-rows-spanned="2">
            <text:p>5.433</text:p>
          </table:table-cell>
          <table:table-cell table:style-name="ce5" office:value-type="float" office:value="33.366" table:number-columns-spanned="1" table:number-rows-spanned="2">
            <text:p>33.366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DeassignUserToProjec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style-name="ce10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TasksTest</text:p>
          </table:table-cell>
          <table:table-cell table:style-name="ce5" office:value-type="float" office:value="5.433" table:number-columns-spanned="1" table:number-rows-spanned="2">
            <text:p>5.433</text:p>
          </table:table-cell>
          <table:table-cell table:style-name="ce5" office:value-type="float" office:value="33.366" table:number-columns-spanned="1" table:number-rows-spanned="2">
            <text:p>33.366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style-name="ce10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Tasklist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User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style-name="ce10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33">
            <text:p>2.0</text:p>
          </table:table-cell>
          <table:table-cell office:value-type="string">
            <text:p>AddProjectTest</text:p>
          </table:table-cell>
          <table:table-cell table:style-name="ce5" office:value-type="float" office:value="9.117" table:number-columns-spanned="1" table:number-rows-spanned="3">
            <text:p>9.117</text:p>
          </table:table-cell>
          <table:table-cell table:style-name="ce5" office:value-type="float" office:value="23.728" table:number-columns-spanned="1" table:number-rows-spanned="3">
            <text:p>23.728</text:p>
          </table:table-cell>
          <table:table-cell table:style-name="ce5" office:value-type="string">
            <text:p>S1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">
            <text:p>12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ProjectTest</text:p>
          </table:table-cell>
          <table:covered-table-cell table:number-columns-repeated="2" table:style-name="ce5"/>
          <table:table-cell table:style-name="ce10" office:value-type="string">
            <text:p>S3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style-name="ce35" office:value-type="string">
            <text:p>To decide: The web element is deleted, but a similar textual content is found on the state. This is not the correct repair, but it makes the test continue because the click does not cause problems</text:p>
          </table:table-cell>
          <table:table-cell table:style-name="ce35"/>
          <table:table-cell table:number-columns-repeated="1007"/>
        </table:table-row>
        <table:table-row table:style-name="ro1">
          <table:covered-table-cell/>
          <table:table-cell table:style-name="ce16" office:value-type="string">
            <text:p>AddProjectTest</text:p>
          </table:table-cell>
          <table:covered-table-cell table:number-columns-repeated="2" table:style-name="ce5"/>
          <table:table-cell table:style-name="ce10" office:value-type="string">
            <text:p>S3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style-name="ce35" office:value-type="string">
            <text:p>limitation of the technique</text:p>
          </table:table-cell>
          <table:table-cell table:style-name="ce35"/>
          <table:table-cell table:number-columns-repeated="1007"/>
        </table:table-row>
        <table:table-row table:style-name="ro1">
          <table:covered-table-cell/>
          <table:table-cell table:style-name="ce16" office:value-type="string">
            <text:p>AddRoleTest</text:p>
          </table:table-cell>
          <table:table-cell table:style-name="ce5" office:value-type="float" office:value="8.472">
            <text:p>8.472</text:p>
          </table:table-cell>
          <table:table-cell table:style-name="ce5" office:value-type="float" office:value="27.952">
            <text:p>27.952</text:p>
          </table:table-cell>
          <table:table-cell table:style-name="ce10" office:value-type="string">
            <text:p>S5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EditRoleTest</text:p>
          </table:table-cell>
          <table:table-cell table:style-name="ce5" office:value-type="float" office:value="8.472">
            <text:p>8.472</text:p>
          </table:table-cell>
          <table:table-cell table:style-name="ce5" office:value-type="float" office:value="27.952">
            <text:p>27.952</text:p>
          </table:table-cell>
          <table:table-cell table:style-name="ce10" office:value-type="string">
            <text:p>S5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UserTest</text:p>
          </table:table-cell>
          <table:table-cell table:style-name="ce5" office:value-type="float" office:value="8.472">
            <text:p>8.472</text:p>
          </table:table-cell>
          <table:table-cell table:style-name="ce5" office:value-type="float" office:value="27.952">
            <text:p>27.952</text:p>
          </table:table-cell>
          <table:table-cell table:style-name="ce10" office:value-type="string">
            <text:p>S5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UserTest</text:p>
          </table:table-cell>
          <table:table-cell table:style-name="ce5" office:value-type="float" office:value="8.472">
            <text:p>8.472</text:p>
          </table:table-cell>
          <table:table-cell table:style-name="ce5" office:value-type="float" office:value="27.952">
            <text:p>27.952</text:p>
          </table:table-cell>
          <table:table-cell table:style-name="ce10" office:value-type="string">
            <text:p>S2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EditUserRoleTest</text:p>
          </table:table-cell>
          <table:table-cell table:style-name="ce5" table:number-columns-repeated="2"/>
          <table:table-cell table:style-name="ce10" office:value-type="string">
            <text:p>S5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ssignUserToProjectTest</text:p>
          </table:table-cell>
          <table:table-cell table:style-name="ce5" office:value-type="float" office:value="3.472">
            <text:p>3.472</text:p>
          </table:table-cell>
          <table:table-cell table:style-name="ce5" office:value-type="float" office:value="22.293">
            <text:p>22.293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CloseMilestoneTest</text:p>
          </table:table-cell>
          <table:table-cell table:style-name="ce5" table:number-columns-repeated="2"/>
          <table:table-cell table:style-name="ce10" office:value-type="string">
            <text:p>S2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style-name="ce36" office:value-type="string">
            <text:p>Complex case: a refresh is needed to retrieve the element.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TasklistTest</text:p>
          </table:table-cell>
          <table:table-cell table:style-name="ce5" office:value-type="float" office:value="5.876">
            <text:p>5.876</text:p>
          </table:table-cell>
          <table:table-cell table:style-name="ce5" office:value-type="float" office:value="28.38">
            <text:p>28.380</text:p>
          </table:table-cell>
          <table:table-cell table:style-name="ce10" office:value-type="string">
            <text:p>S4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CloseTasklistTest</text:p>
          </table:table-cell>
          <table:table-cell table:style-name="ce5" table:number-columns-repeated="2"/>
          <table:table-cell table:style-name="ce10" office:value-type="string">
            <text:p>S4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OpenTasklistTest</text:p>
          </table:table-cell>
          <table:table-cell table:style-name="ce5"/>
          <table:table-cell/>
          <table:table-cell table:style-name="ce10" office:value-type="string">
            <text:p>S4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table-cell table:style-name="ce5" office:value-type="float" office:value="24.508" table:number-columns-spanned="1" table:number-rows-spanned="3">
            <text:p>24.508</text:p>
          </table:table-cell>
          <table:table-cell table:style-name="ce5" office:value-type="float" office:value="52.088" table:number-columns-spanned="1" table:number-rows-spanned="3">
            <text:p>52.088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TaskDesktopPresentTest</text:p>
          </table:table-cell>
          <table:table-cell table:style-name="ce5" office:value-type="float" office:value="5.855">
            <text:p>5.855</text:p>
          </table:table-cell>
          <table:table-cell table:style-name="ce5" office:value-type="float" office:value="20.501">
            <text:p>20.501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RemoveTaskDesktopNotPresentTest</text:p>
          </table:table-cell>
          <table:table-cell table:style-name="ce5" table:number-columns-repeated="2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RemoveTaskDesktopNotPresentTest</text:p>
          </table:table-cell>
          <table:table-cell table:style-name="ce5" table:number-columns-repeated="2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UserAlreadyPresentTest</text:p>
          </table:table-cell>
          <table:table-cell table:style-name="ce5" table:number-columns-repeated="2"/>
          <table:table-cell table:style-name="ce10" office:value-type="string">
            <text:p>S5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UserEmptyValuesTest</text:p>
          </table:table-cell>
          <table:table-cell table:style-name="ce5" table:number-columns-repeated="2"/>
          <table:table-cell table:style-name="ce10" office:value-type="string">
            <text:p>S5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AndRemoveLateMilestoneTest</text:p>
          </table:table-cell>
          <table:table-cell table:style-name="ce5" office:value-type="float" office:value="14.982" table:number-columns-spanned="1" table:number-rows-spanned="3">
            <text:p>14.982</text:p>
          </table:table-cell>
          <table:table-cell table:style-name="ce5" office:value-type="float" office:value="27.441" table:number-columns-spanned="1" table:number-rows-spanned="3">
            <text:p>27.441</text:p>
          </table:table-cell>
          <table:table-cell table:style-name="ce10" office:value-type="string">
            <text:p>S4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AndRemoveLateMilestoneTest</text:p>
          </table:table-cell>
          <table:covered-table-cell table:number-columns-repeated="2" table:style-name="ce5"/>
          <table:table-cell table:style-name="ce10" office:value-type="string">
            <text:p>S4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AndRemoveLateMilestoneTest</text:p>
          </table:table-cell>
          <table:covered-table-cell table:number-columns-repeated="2" table:style-name="ce5"/>
          <table:table-cell table:style-name="ce10" office:value-type="string">
            <text:p>S4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MultipleProjectsTest</text:p>
          </table:table-cell>
          <table:table-cell table:style-name="ce5" office:value-type="float" office:value="12.134" table:number-columns-spanned="1" table:number-rows-spanned="4">
            <text:p>12.134</text:p>
          </table:table-cell>
          <table:table-cell table:style-name="ce5" office:value-type="float" office:value="31.655" table:number-columns-spanned="1" table:number-rows-spanned="4">
            <text:p>31.655</text:p>
          </table:table-cell>
          <table:table-cell table:style-name="ce10" office:value-type="string">
            <text:p>S2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">
            <text:p>12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MultipleProjectsTest</text:p>
          </table:table-cell>
          <table:covered-table-cell table:number-columns-repeated="2" table:style-name="ce5"/>
          <table:table-cell table:style-name="ce10" office:value-type="string">
            <text:p>S2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">
            <text:p>12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MultipleProjectsTest</text:p>
          </table:table-cell>
          <table:covered-table-cell table:number-columns-repeated="2" table:style-name="ce5"/>
          <table:table-cell table:style-name="ce10" office:value-type="string">
            <text:p>S2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">
            <text:p>12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MultipleProjectsTest</text:p>
          </table:table-cell>
          <table:covered-table-cell table:number-columns-repeated="2" table:style-name="ce5"/>
          <table:table-cell table:style-name="ce10" office:value-type="string">
            <text:p>S2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">
            <text:p>12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MultipleProjects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MultipleProject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MultipleProject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RoleTest</text:p>
          </table:table-cell>
          <table:table-cell table:style-name="ce5" table:number-columns-repeated="2"/>
          <table:table-cell table:style-name="ce10" office:value-type="string">
            <text:p>S5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UserTest</text:p>
          </table:table-cell>
          <table:table-cell table:style-name="ce5" table:number-columns-repeated="2"/>
          <table:table-cell table:style-name="ce10" office:value-type="string">
            <text:p>S5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78">
            <text:p>3.0.0</text:p>
          </table:table-cell>
          <table:table-cell table:style-name="ce16" office:value-type="string">
            <text:p>AddProjectTest</text:p>
          </table:table-cell>
          <table:table-cell table:style-name="ce5" office:value-type="float" office:value="6.868">
            <text:p>6.868</text:p>
          </table:table-cell>
          <table:table-cell table:style-name="ce5" office:value-type="float" office:value="20.182">
            <text:p>20.182</text:p>
          </table:table-cell>
          <table:table-cell table:style-name="ce10" office:value-type="string">
            <text:p>S2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0">
            <text:p>120</text:p>
          </table:table-cell>
          <table:table-cell table:style-name="ce10" office:value-type="float" office:value="160">
            <text:p>160</text:p>
          </table:table-cell>
          <table:table-cell table:style-name="ce10" office:value-type="float" office:value="180">
            <text:p>180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EditProjectTest</text:p>
          </table:table-cell>
          <table:table-cell table:style-name="ce5" office:value-type="float" office:value="4.785">
            <text:p>4.785</text:p>
          </table:table-cell>
          <table:table-cell table:style-name="ce5" office:value-type="float" office:value="18.247">
            <text:p>18.247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1">
            <text:p>1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SearchProjectTest</text:p>
          </table:table-cell>
          <table:table-cell table:style-name="ce5" office:value-type="float" office:value="4.663">
            <text:p>4.663</text:p>
          </table:table-cell>
          <table:table-cell table:style-name="ce5" office:value-type="float" office:value="13.801">
            <text:p>13.801</text:p>
          </table:table-cell>
          <table:table-cell table:style-name="ce10" office:value-type="string">
            <text:p>S2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9">
            <text:p>19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50">
            <text:p>150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SearchClosedProjectTest</text:p>
          </table:table-cell>
          <table:table-cell table:style-name="ce5" office:value-type="float" office:value="4.336">
            <text:p>4.336</text:p>
          </table:table-cell>
          <table:table-cell table:style-name="ce5" office:value-type="float" office:value="13.108">
            <text:p>13.108</text:p>
          </table:table-cell>
          <table:table-cell table:style-name="ce10" office:value-type="string">
            <text:p>S2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9">
            <text:p>19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50">
            <text:p>150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RoleTest</text:p>
          </table:table-cell>
          <table:table-cell table:style-name="ce5" office:value-type="float" office:value="6.83">
            <text:p>6.830</text:p>
          </table:table-cell>
          <table:table-cell table:style-name="ce5" office:value-type="float" office:value="28.714">
            <text:p>28.714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EditRoleTest</text:p>
          </table:table-cell>
          <table:table-cell table:style-name="ce5" office:value-type="float" office:value="5.662">
            <text:p>5.662</text:p>
          </table:table-cell>
          <table:table-cell table:style-name="ce5" office:value-type="float" office:value="23.915">
            <text:p>23.915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1">
            <text:p>1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3">
            <text:p>13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9">
            <text:p>19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5">
            <text:p>1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1">
            <text:p>11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1">
            <text:p>1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3">
            <text:p>13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9">
            <text:p>19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5">
            <text:p>1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1">
            <text:p>11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UserTest</text:p>
          </table:table-cell>
          <table:table-cell table:style-name="ce5" office:value-type="float" office:value="6.345">
            <text:p>6.345</text:p>
          </table:table-cell>
          <table:table-cell table:style-name="ce5" office:value-type="float" office:value="27.605">
            <text:p>27.605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5">
            <text:p>1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UserTest</text:p>
          </table:table-cell>
          <table:table-cell table:style-name="ce5" table:number-columns-repeated="2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1">
            <text:p>11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EditUserRoleTest</text:p>
          </table:table-cell>
          <table:table-cell table:style-name="ce5" table:number-columns-repeated="2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1">
            <text:p>11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EditUserRoleTest</text:p>
          </table:table-cell>
          <table:table-cell table:style-name="ce5" table:number-columns-repeated="2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1">
            <text:p>11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EditUserRoleTest</text:p>
          </table:table-cell>
          <table:table-cell table:style-name="ce5" table:number-columns-repeated="2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1">
            <text:p>1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EditUserRoleTest</text:p>
          </table:table-cell>
          <table:table-cell table:style-name="ce5" table:number-columns-repeated="2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1">
            <text:p>1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LoginUserTest</text:p>
          </table:table-cell>
          <table:table-cell table:style-name="ce5" table:number-columns-repeated="2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MilestoneTest</text:p>
          </table:table-cell>
          <table:table-cell table:style-name="ce5" office:value-type="float" office:value="6.134">
            <text:p>6.134</text:p>
          </table:table-cell>
          <table:table-cell table:style-name="ce5" office:value-type="float" office:value="15.114">
            <text:p>15.114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Mileston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CloseMilestoneTest</text:p>
          </table:table-cell>
          <table:table-cell table:style-name="ce5" office:value-type="float" office:value="5.25">
            <text:p>5.250</text:p>
          </table:table-cell>
          <table:table-cell table:style-name="ce5" office:value-type="float" office:value="15.049">
            <text:p>15.049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20">
            <text:p>2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2">
            <text:p>22</text:p>
          </table:table-cell>
          <table:table-cell table:number-columns-repeated="1009"/>
        </table:table-row>
        <table:table-row table:style-name="ro2">
          <table:covered-table-cell/>
          <table:table-cell table:style-name="ce16" office:value-type="string">
            <text:p>AddTasklistTest</text:p>
          </table:table-cell>
          <table:table-cell table:style-name="ce5" office:value-type="float" office:value="5.678" table:number-columns-spanned="1" table:number-rows-spanned="2">
            <text:p>5.678</text:p>
          </table:table-cell>
          <table:table-cell table:style-name="ce5" office:value-type="float" office:value="15.106" table:number-columns-spanned="1" table:number-rows-spanned="2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6" office:value-type="string">
            <text:p>AddTask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6" office:value-type="string">
            <text:p>CloseTasklistTest</text:p>
          </table:table-cell>
          <table:table-cell table:style-name="ce5" office:value-type="float" office:value="5.678" table:number-columns-spanned="1" table:number-rows-spanned="2">
            <text:p>5.678</text:p>
          </table:table-cell>
          <table:table-cell table:style-name="ce5" office:value-type="float" office:value="15.106" table:number-columns-spanned="1" table:number-rows-spanned="2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6" office:value-type="string">
            <text:p>CloseTask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6" office:value-type="string">
            <text:p>OpenTasklistTest</text:p>
          </table:table-cell>
          <table:table-cell table:style-name="ce5" office:value-type="float" office:value="5.678" table:number-columns-spanned="1" table:number-rows-spanned="2">
            <text:p>5.678</text:p>
          </table:table-cell>
          <table:table-cell table:style-name="ce5" office:value-type="float" office:value="15.106" table:number-columns-spanned="1" table:number-rows-spanned="2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6" office:value-type="string">
            <text:p>OpenTask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table-cell table:style-name="ce5" office:value-type="float" office:value="17.322" table:number-columns-spanned="1" table:number-rows-spanned="19">
            <text:p>17.322</text:p>
          </table:table-cell>
          <table:table-cell table:style-name="ce5" office:value-type="float" office:value="40.389" table:number-columns-spanned="1" table:number-rows-spanned="19">
            <text:p>40.389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8">
            <text:p>1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6">
            <text:p>36</text:p>
          </table:table-cell>
          <table:table-cell office:value-type="string">
            <text:p>add task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8">
            <text:p>1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6">
            <text:p>36</text:p>
          </table:table-cell>
          <table:table-cell office:value-type="string">
            <text:p>add task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8">
            <text:p>1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6">
            <text:p>36</text:p>
          </table:table-cell>
          <table:table-cell office:value-type="string">
            <text:p>add task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17">
            <text:p>1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29">
            <text:p>29</text:p>
          </table:table-cell>
          <table:table-cell office:value-type="string">
            <text:p>option instead of select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17">
            <text:p>1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29">
            <text:p>29</text:p>
          </table:table-cell>
          <table:table-cell office:value-type="string">
            <text:p>option instead of select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17">
            <text:p>1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29">
            <text:p>29</text:p>
          </table:table-cell>
          <table:table-cell office:value-type="string">
            <text:p>option instead of select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0" office:value-type="float" office:value="17">
            <text:p>1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29">
            <text:p>29</text:p>
          </table:table-cell>
          <table:table-cell office:value-type="string">
            <text:p>option instead of select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29">
            <text:p>2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0">
            <text:p>20</text:p>
          </table:table-cell>
          <table:table-cell office:value-type="string">
            <text:p>add button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29">
            <text:p>2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0">
            <text:p>20</text:p>
          </table:table-cell>
          <table:table-cell office:value-type="string">
            <text:p>add button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29">
            <text:p>2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0">
            <text:p>20</text:p>
          </table:table-cell>
          <table:table-cell office:value-type="string">
            <text:p>add button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office:value-type="string">
            <text:p>delet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office:value-type="string">
            <text:p>delet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office:value-type="string">
            <text:p>delet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TaskDesktopPresentTest</text:p>
          </table:table-cell>
          <table:table-cell table:style-name="ce5" office:value-type="float" office:value="5.855" table:number-columns-spanned="1" table:number-rows-spanned="3">
            <text:p>5.855</text:p>
          </table:table-cell>
          <table:table-cell table:style-name="ce5" office:value-type="float" office:value="20.501" table:number-columns-spanned="1" table:number-rows-spanned="3">
            <text:p>20.501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TaskDesktopPresent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TaskDesktopPresen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AddTasksTest</text:p>
          </table:table-cell>
          <table:table-cell table:style-name="ce5" office:value-type="float" office:value="7.555" table:number-columns-spanned="1" table:number-rows-spanned="4">
            <text:p>7.555</text:p>
          </table:table-cell>
          <table:table-cell table:style-name="ce5" office:value-type="float" office:value="26.239" table:number-columns-spanned="1" table:number-rows-spanned="4">
            <text:p>26.239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Task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CloseTasksTest</text:p>
          </table:table-cell>
          <table:table-cell table:style-name="ce5" office:value-type="float" office:value="11.013" table:number-columns-spanned="1" table:number-rows-spanned="3">
            <text:p>11.013</text:p>
          </table:table-cell>
          <table:table-cell table:style-name="ce5" office:value-type="float" office:value="27.502" table:number-columns-spanned="1" table:number-rows-spanned="3">
            <text:p>27.502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Clos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CloseTask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OpenTasksTest</text:p>
          </table:table-cell>
          <table:table-cell table:style-name="ce5" office:value-type="float" office:value="11.013" table:number-columns-spanned="1" table:number-rows-spanned="3">
            <text:p>11.013</text:p>
          </table:table-cell>
          <table:table-cell table:style-name="ce5" office:value-type="float" office:value="27.502" table:number-columns-spanned="1" table:number-rows-spanned="3">
            <text:p>27.502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OpenTask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Open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OpenTasksProjectPercentageTest</text:p>
          </table:table-cell>
          <table:table-cell table:style-name="ce5" office:value-type="float" office:value="6.697" table:number-columns-spanned="1" table:number-rows-spanned="4">
            <text:p>6.697</text:p>
          </table:table-cell>
          <table:table-cell table:style-name="ce5" office:value-type="float" office:value="37.968" table:number-columns-spanned="1" table:number-rows-spanned="4">
            <text:p>37.968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">
            <text:p>1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">
            <text:p>1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OpenTasksProjectPercentage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">
            <text:p>1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">
            <text:p>1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AndRemoveLateMilestoneTest</text:p>
          </table:table-cell>
          <table:table-cell table:style-name="ce5" office:value-type="float" office:value="11.696" table:number-columns-spanned="1" table:number-rows-spanned="7">
            <text:p>11.696</text:p>
          </table:table-cell>
          <table:table-cell table:style-name="ce5" office:value-type="float" office:value="22.183" table:number-columns-spanned="1" table:number-rows-spanned="7">
            <text:p>22.183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AndRemoveLateMilestone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AndRemoveLateMilestone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style-name="ce10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style-name="ce10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3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/>
          <table:table-cell table:style-name="ce10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office:value-type="string">
            <text:p>removed a refresh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MultipleProjectsTest</text:p>
          </table:table-cell>
          <table:table-cell table:style-name="ce5" table:number-columns-repeated="2"/>
          <table:table-cell table:style-name="ce10" office:value-type="string">
            <text:p>S2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9">
            <text:p>19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50">
            <text:p>150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MultipleProjects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MultipleProject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MultipleProject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RoleTest</text:p>
          </table:table-cell>
          <table:table-cell table:style-name="ce5" table:number-columns-repeated="2"/>
          <table:table-cell table:style-name="ce10" office:value-type="string">
            <text:p>S1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style-name="ce10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UserTest</text:p>
          </table:table-cell>
          <table:table-cell table:style-name="ce5" table:number-columns-repeated="2"/>
          <table:table-cell table:style-name="ce10" office:value-type="string">
            <text:p>S1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style-name="ce10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4">
            <text:p>0.7.6</text:p>
          </table:table-cell>
          <table:table-cell table:style-name="ce16" office:value-type="string">
            <text:p>EditRoleTest</text:p>
          </table:table-cell>
          <table:table-cell table:style-name="ce5" office:value-type="float" office:value="5.226" table:number-columns-spanned="1" table:number-rows-spanned="4">
            <text:p>5.226</text:p>
          </table:table-cell>
          <table:table-cell table:style-name="ce5" office:value-type="float" office:value="23.953" table:number-columns-spanned="1" table:number-rows-spanned="4">
            <text:p>23.953</text:p>
          </table:table-cell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1">
            <text:p>1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8">
            <text:p>28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3">
            <text:p>13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9">
            <text:p>19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6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1">
            <text:p>11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1">
            <text:p>11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28">
            <text:p>28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4">
            <text:p>1.0</text:p>
          </table:table-cell>
          <table:table-cell table:style-name="ce16" office:value-type="string">
            <text:p>EditProject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21">
            <text:p>21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MultipleProjects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MultipleProject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RemoveMultipleProject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5">
            <text:p>15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2">
            <text:p>1.1</text:p>
          </table:table-cell>
          <table:table-cell table:style-name="ce16" office:value-type="string">
            <text:p>AddProjectTest</text:p>
          </table:table-cell>
          <table:table-cell table:style-name="ce5" office:value-type="float" office:value="13.654">
            <text:p>13.654</text:p>
          </table:table-cell>
          <table:table-cell table:style-name="ce5" office:value-type="float" office:value="20.781">
            <text:p>20.781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5">
            <text:p>1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EditProject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21">
            <text:p>21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2">
            <text:p>1.2</text:p>
          </table:table-cell>
          <table:table-cell table:style-name="ce16" office:value-type="string">
            <text:p>EditMilestoneTest</text:p>
          </table:table-cell>
          <table:table-cell table:style-name="ce5" office:value-type="float" office:value="5.25">
            <text:p>5.250</text:p>
          </table:table-cell>
          <table:table-cell table:style-name="ce5" office:value-type="float" office:value="15.049">
            <text:p>15.049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20">
            <text:p>2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2">
            <text:p>22</text:p>
          </table:table-cell>
          <table:table-cell table:number-columns-repeated="1009"/>
        </table:table-row>
        <table:table-row table:style-name="ro1">
          <table:covered-table-cell/>
          <table:table-cell table:style-name="ce17" office:value-type="string">
            <text:p>AddAndRemoveLateMilestoneTest</text:p>
          </table:table-cell>
          <table:table-cell table:style-name="ce5" office:value-type="float" office:value="5.458">
            <text:p>5.458</text:p>
          </table:table-cell>
          <table:table-cell table:style-name="ce5" office:value-type="float" office:value="15.267">
            <text:p>15.267</text:p>
          </table:table-cell>
          <table:table-cell table:style-name="ce5" office:value-type="string">
            <text:p>S1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style-name="ce10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2.1</text:p>
          </table:table-cell>
          <table:table-cell table:style-name="ce16" office:value-type="string">
            <text:p>AssignUserToProjectTest</text:p>
          </table:table-cell>
          <table:table-cell table:style-name="ce5" office:value-type="float" office:value="3.472">
            <text:p>3.472</text:p>
          </table:table-cell>
          <table:table-cell table:style-name="ce5" office:value-type="float" office:value="22.293">
            <text:p>22.293</text:p>
          </table:table-cell>
          <table:table-cell table:style-name="ce10" office:value-type="string">
            <text:p>S4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21">
            <text:p>3.0.1</text:p>
          </table:table-cell>
          <table:table-cell table:style-name="ce16" office:value-type="string">
            <text:p>EditMilestoneTest</text:p>
          </table:table-cell>
          <table:table-cell table:style-name="ce5" office:value-type="float" office:value="5.25">
            <text:p>5.250</text:p>
          </table:table-cell>
          <table:table-cell table:style-name="ce5" office:value-type="float" office:value="15.049">
            <text:p>15.049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20">
            <text:p>2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2">
            <text:p>22</text:p>
          </table:table-cell>
          <table:table-cell table:number-columns-repeated="1009"/>
        </table:table-row>
        <table:table-row table:style-name="ro2">
          <table:covered-table-cell/>
          <table:table-cell table:style-name="ce16" office:value-type="string">
            <text:p>AddTasklistTest</text:p>
          </table:table-cell>
          <table:table-cell table:style-name="ce5" office:value-type="float" office:value="5.678">
            <text:p>5.678</text:p>
          </table:table-cell>
          <table:table-cell table:style-name="ce5" office:value-type="float" office:value="15.106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5">
          <table:covered-table-cell/>
          <table:table-cell table:style-name="ce16" office:value-type="string">
            <text:p>OpenTasklistTest</text:p>
          </table:table-cell>
          <table:table-cell table:style-name="ce5" office:value-type="float" office:value="5.678" table:number-columns-spanned="1" table:number-rows-spanned="2">
            <text:p>5.678</text:p>
          </table:table-cell>
          <table:table-cell table:style-name="ce5" office:value-type="float" office:value="15.106" table:number-columns-spanned="1" table:number-rows-spanned="2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5">
          <table:covered-table-cell/>
          <table:table-cell table:style-name="ce34" office:value-type="string">
            <text:p><text:span text:style-name="T1">OpenTasklistTest</text:span>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table-cell table:style-name="ce5" office:value-type="float" office:value="17.322" table:number-columns-spanned="1" table:number-rows-spanned="6">
            <text:p>17.322</text:p>
          </table:table-cell>
          <table:table-cell table:style-name="ce5" office:value-type="float" office:value="40.389" table:number-columns-spanned="1" table:number-rows-spanned="6">
            <text:p>40.389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8">
            <text:p>1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8">
            <text:p>1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8">
            <text:p>1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TaskDesktopPresentTest</text:p>
          </table:table-cell>
          <table:table-cell table:style-name="ce5" office:value-type="float" office:value="5.855" table:number-columns-spanned="1" table:number-rows-spanned="2">
            <text:p>5.855</text:p>
          </table:table-cell>
          <table:table-cell table:style-name="ce5" office:value-type="float" office:value="20.501" table:number-columns-spanned="1" table:number-rows-spanned="2">
            <text:p>20.501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TaskDesktopPresent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TasksTest</text:p>
          </table:table-cell>
          <table:table-cell table:style-name="ce5" office:value-type="float" office:value="7.555" table:number-columns-spanned="1" table:number-rows-spanned="4">
            <text:p>7.555</text:p>
          </table:table-cell>
          <table:table-cell table:style-name="ce5" office:value-type="float" office:value="26.239" table:number-columns-spanned="1" table:number-rows-spanned="4">
            <text:p>26.239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Tasks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CloseTasksTest</text:p>
          </table:table-cell>
          <table:table-cell table:style-name="ce5" office:value-type="float" office:value="11.013" table:number-columns-spanned="1" table:number-rows-spanned="2">
            <text:p>11.013</text:p>
          </table:table-cell>
          <table:table-cell table:style-name="ce5" office:value-type="float" office:value="27.502" table:number-columns-spanned="1" table:number-rows-spanned="2">
            <text:p>27.502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Clos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OpenTasksTest</text:p>
          </table:table-cell>
          <table:table-cell table:style-name="ce5" office:value-type="float" office:value="11.013">
            <text:p>11.013</text:p>
          </table:table-cell>
          <table:table-cell table:style-name="ce5" office:value-type="float" office:value="27.502">
            <text:p>27.502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OpenTasksProjectPercentageTest</text:p>
          </table:table-cell>
          <table:table-cell table:style-name="ce5" office:value-type="float" office:value="6.697" table:number-columns-spanned="1" table:number-rows-spanned="2">
            <text:p>6.697</text:p>
          </table:table-cell>
          <table:table-cell table:style-name="ce5" office:value-type="float" office:value="37.968" table:number-columns-spanned="1" table:number-rows-spanned="2">
            <text:p>37.968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">
            <text:p>1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6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2">
            <text:p>1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10" table:number-columns-repeated="9"/>
          <table:table-cell table:number-columns-repeated="1009"/>
        </table:table-row>
        <table:table-row table:style-name="ro1">
          <table:table-cell table:number-columns-repeated="2"/>
          <table:table-cell table:style-name="ce5" table:number-columns-repeated="3"/>
          <table:table-cell table:style-name="ce10" table:number-columns-repeated="8"/>
          <table:table-cell table:number-columns-repeated="1009"/>
        </table:table-row>
        <table:table-row table:style-name="ro1" table:number-rows-repeated="599">
          <table:table-cell table:number-columns-repeated="2"/>
          <table:table-cell table:style-name="ce5" table:number-columns-repeated="2"/>
          <table:table-cell table:style-name="ce10" table:number-columns-repeated="9"/>
          <table:table-cell table:number-columns-repeated="1009"/>
        </table:table-row>
        <table:table-row table:style-name="ro1" table:number-rows-repeated="325">
          <table:table-cell table:number-columns-repeated="2"/>
          <table:table-cell table:style-name="ce10" table:number-columns-repeated="11"/>
          <table:table-cell table:number-columns-repeated="1009"/>
        </table:table-row>
        <table:table-row table:style-name="ro1" table:number-rows-repeated="58">
          <table:table-cell table:number-columns-repeated="2"/>
          <table:table-cell table:style-name="ce8" table:number-columns-repeated="11"/>
          <table:table-cell table:number-columns-repeated="1009"/>
        </table:table-row>
        <table:table-row table:style-name="ro3" table:number-rows-repeated="39">
          <table:table-cell table:number-columns-repeated="2"/>
          <table:table-cell table:style-name="ce8" table:number-columns-repeated="11"/>
          <table:table-cell table:number-columns-repeated="1009"/>
        </table:table-row>
        <table:table-row table:style-name="ro3" table:number-rows-repeated="1047327">
          <table:table-cell table:number-columns-repeated="1022"/>
        </table:table-row>
        <table:table-row table:style-name="ro3" table:number-rows-repeated="5">
          <table:table-cell table:number-columns-repeated="4"/>
          <table:table-cell table:style-name="ce10"/>
          <table:table-cell table:number-columns-repeated="1017"/>
        </table:table-row>
        <table:table-row table:style-name="ro3">
          <table:table-cell table:number-columns-repeated="4"/>
          <table:table-cell table:style-name="ce10"/>
          <table:table-cell table:number-columns-repeated="1017"/>
        </table:table-row>
      </table:table>
      <table:table table:name="Total" table:style-name="ta1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ce41"/>
        <table:table-column table:style-name="co25" table:default-cell-style-name="ce41"/>
        <table:table-column table:style-name="co26" table:default-cell-style-name="ce41"/>
        <table:table-column table:style-name="co27" table:default-cell-style-name="ce39"/>
        <table:table-column table:style-name="co28" table:default-cell-style-name="ce8"/>
        <table:table-column table:style-name="co29" table:default-cell-style-name="ce8"/>
        <table:table-column table:style-name="co30" table:default-cell-style-name="ce8"/>
        <table:table-column table:style-name="co29" table:default-cell-style-name="ce8"/>
        <table:table-column table:style-name="co18" table:default-cell-style-name="ce8"/>
        <table:table-column table:style-name="co29" table:default-cell-style-name="ce8"/>
        <table:table-column table:style-name="co31" table:default-cell-style-name="ce8"/>
        <table:table-column table:style-name="co29" table:default-cell-style-name="ce8"/>
        <table:table-column table:style-name="co27" table:default-cell-style-name="ce8"/>
        <table:table-column table:style-name="co32" table:default-cell-style-name="ce8"/>
        <table:table-column table:style-name="co29" table:number-columns-repeated="2" table:default-cell-style-name="ce8"/>
        <table:table-column table:style-name="co33" table:default-cell-style-name="ce8"/>
        <table:table-column table:style-name="co34" table:default-cell-style-name="Default"/>
        <table:table-row table:style-name="ro1">
          <table:table-cell table:style-name="ce1"/>
          <table:table-cell table:style-name="ce38" office:value-type="string" table:number-columns-spanned="3" table:number-rows-spanned="1">
            <text:p>TRACE GENERATION</text:p>
          </table:table-cell>
          <table:covered-table-cell table:number-columns-repeated="2" table:style-name="ce1"/>
          <table:table-cell table:style-name="ce43" office:value-type="string" table:number-columns-spanned="11" table:number-rows-spanned="1">
            <text:p>REPAIR</text:p>
          </table:table-cell>
          <table:covered-table-cell table:number-columns-repeated="2" table:style-name="ce1"/>
          <table:covered-table-cell table:number-columns-repeated="8" table:style-name="Default"/>
          <table:table-cell table:style-name="ce47" office:value-type="string" table:number-columns-spanned="3" table:number-rows-spanned="1">
            <text:p>TIME</text:p>
          </table:table-cell>
          <table:covered-table-cell table:number-columns-repeated="2" table:style-name="Default"/>
          <table:table-cell/>
        </table:table-row>
        <table:table-row table:style-name="ro6">
          <table:table-cell table:style-name="ce37" office:value-type="string">
            <text:p>App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Overhead</text:p>
          </table:table-cell>
          <table:table-cell table:style-name="ce1" office:value-type="string">
            <text:p>Tot Br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%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%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%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%</text:p>
          </table:table-cell>
          <table:table-cell table:style-name="ce1" office:value-type="string">
            <text:p>Unrep</text:p>
          </table:table-cell>
          <table:table-cell table:style-name="ce1" office:value-type="string">
            <text:p>%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/>
        </table:table-row>
        <table:table-row table:style-name="ro1">
          <table:table-cell office:value-type="string">
            <text:p>AddressBook</text:p>
          </table:table-cell>
          <table:table-cell table:style-name="ce39" table:formula="of:=SUM([addressbook.C3:.C1000])" office:value-type="float" office:value="49.65">
            <text:p>49.650</text:p>
          </table:table-cell>
          <table:table-cell table:style-name="ce39" table:formula="of:=SUM([addressbook.D3:.D1000])" office:value-type="float" office:value="207.029">
            <text:p>207.029</text:p>
          </table:table-cell>
          <table:table-cell table:style-name="ce39" table:formula="of:=[.C3]/[.B3]" office:value-type="float" office:value="4.16976837865056">
            <text:p>4.170</text:p>
          </table:table-cell>
          <table:table-cell table:style-name="ce41" table:formula="of:=COUNTA([addressbook.B3:.B1000])" office:value-type="float" office:value="50">
            <text:p>50</text:p>
          </table:table-cell>
          <table:table-cell table:style-name="ce41" table:formula="of:=SUM([addressbook.F3:.F1000])" office:value-type="float" office:value="17">
            <text:p>17</text:p>
          </table:table-cell>
          <table:table-cell table:style-name="ce45" table:formula="of:=[.F3]/[.E3]*100" office:value-type="float" office:value="34">
            <text:p>34.00</text:p>
          </table:table-cell>
          <table:table-cell table:style-name="ce41" table:formula="of:=SUM([addressbook.G3:.G1000])" office:value-type="float" office:value="45">
            <text:p>45</text:p>
          </table:table-cell>
          <table:table-cell table:style-name="ce45" table:formula="of:=[.H3]/[.E3]*100" office:value-type="float" office:value="90">
            <text:p>90.00</text:p>
          </table:table-cell>
          <table:table-cell table:style-name="ce41" table:formula="of:=SUM([addressbook.H3:.H1000])" office:value-type="float" office:value="42">
            <text:p>42</text:p>
          </table:table-cell>
          <table:table-cell table:style-name="ce45" table:formula="of:=[.J3]/[.E3]*100" office:value-type="float" office:value="84">
            <text:p>84.00</text:p>
          </table:table-cell>
          <table:table-cell table:style-name="ce41" table:formula="of:=SUM([addressbook.I3:.I1000])" office:value-type="float" office:value="4">
            <text:p>4</text:p>
          </table:table-cell>
          <table:table-cell table:style-name="ce45" table:formula="of:=[.L3]/[.E3]*100" office:value-type="float" office:value="8">
            <text:p>8.00</text:p>
          </table:table-cell>
          <table:table-cell table:style-name="ce41" table:formula="of:=SUM([addressbook.J3:.J1000])" office:value-type="float" office:value="0">
            <text:p>0</text:p>
          </table:table-cell>
          <table:table-cell table:style-name="ce46" table:formula="of:=[.N3]/[.E3]*100" office:value-type="float" office:value="0">
            <text:p>0.00</text:p>
          </table:table-cell>
          <table:table-cell table:style-name="ce41" table:formula="of:=SUM([addressbook.K3:.K1000])" office:value-type="float" office:value="958.632">
            <text:p>959</text:p>
          </table:table-cell>
          <table:table-cell table:style-name="ce41" table:formula="of:=SUM([addressbook.L3:.L1000])" office:value-type="float" office:value="446.796">
            <text:p>447</text:p>
          </table:table-cell>
          <table:table-cell table:style-name="ce41" table:formula="of:=SUM([addressbook.M3:.M1000])" office:value-type="float" office:value="3276.216">
            <text:p>3276</text:p>
          </table:table-cell>
          <table:table-cell/>
        </table:table-row>
        <table:table-row table:style-name="ro1">
          <table:table-cell office:value-type="string">
            <text:p>PPMA</text:p>
          </table:table-cell>
          <table:table-cell table:style-name="ce39" table:formula="of:=SUM([ppma.C3:.C967])" office:value-type="float" office:value="87.916">
            <text:p>87.916</text:p>
          </table:table-cell>
          <table:table-cell table:style-name="ce39" table:formula="of:=SUM([ppma.D3:.D967])" office:value-type="float" office:value="277.547">
            <text:p>277.547</text:p>
          </table:table-cell>
          <table:table-cell table:style-name="ce39" table:formula="of:=[.C4]/[.B4]" office:value-type="float" office:value="3.1569566404295">
            <text:p>3.157</text:p>
          </table:table-cell>
          <table:table-cell table:style-name="ce41" table:formula="of:=COUNTA([ppma.B3:.B967])" office:value-type="float" office:value="189">
            <text:p>189</text:p>
          </table:table-cell>
          <table:table-cell table:style-name="ce41" table:formula="of:=SUM([ppma.F3:.F967])" office:value-type="float" office:value="60">
            <text:p>60</text:p>
          </table:table-cell>
          <table:table-cell table:style-name="ce45" table:formula="of:=[.F4]/[.E4]*100" office:value-type="float" office:value="31.7460317460317">
            <text:p>31.75</text:p>
          </table:table-cell>
          <table:table-cell table:style-name="ce41" table:formula="of:=SUM([ppma.G3:.G967])" office:value-type="float" office:value="91">
            <text:p>91</text:p>
          </table:table-cell>
          <table:table-cell table:style-name="ce45" table:formula="of:=[.H4]/[.E4]*100" office:value-type="float" office:value="48.1481481481482">
            <text:p>48.15</text:p>
          </table:table-cell>
          <table:table-cell table:style-name="ce41" table:formula="of:=SUM([ppma.H3:.H967])" office:value-type="float" office:value="118">
            <text:p>118</text:p>
          </table:table-cell>
          <table:table-cell table:style-name="ce45" table:formula="of:=[.J4]/[.E4]*100" office:value-type="float" office:value="62.4338624338624">
            <text:p>62.43</text:p>
          </table:table-cell>
          <table:table-cell table:style-name="ce41" table:formula="of:=SUM([ppma.I3:.I967])" office:value-type="float" office:value="59">
            <text:p>59</text:p>
          </table:table-cell>
          <table:table-cell table:style-name="ce45" table:formula="of:=[.L4]/[.E4]*100" office:value-type="float" office:value="31.2169312169312">
            <text:p>31.22</text:p>
          </table:table-cell>
          <table:table-cell table:style-name="ce41" table:formula="of:=SUM([ppma.J3:.J967])" office:value-type="float" office:value="0">
            <text:p>0</text:p>
          </table:table-cell>
          <table:table-cell table:style-name="ce46" table:formula="of:=[.N4]/[.E4]*100" office:value-type="float" office:value="0">
            <text:p>0.00</text:p>
          </table:table-cell>
          <table:table-cell table:style-name="ce41" table:formula="of:=SUM([ppma.K3:.K967])" office:value-type="float" office:value="1120.984">
            <text:p>1121</text:p>
          </table:table-cell>
          <table:table-cell table:style-name="ce41" table:formula="of:=SUM([ppma.L3:.L967])" office:value-type="float" office:value="1180">
            <text:p>1180</text:p>
          </table:table-cell>
          <table:table-cell table:style-name="ce41" table:formula="of:=SUM([ppma.M3:.M967])" office:value-type="float" office:value="1847">
            <text:p>1847</text:p>
          </table:table-cell>
          <table:table-cell/>
        </table:table-row>
        <table:table-row table:style-name="ro2">
          <table:table-cell office:value-type="string">
            <text:p>Collabtive</text:p>
          </table:table-cell>
          <table:table-cell table:style-name="ce39" table:formula="of:=SUM([collabtive.C3:.C1003])" office:value-type="float" office:value="621.892">
            <text:p>621.892</text:p>
          </table:table-cell>
          <table:table-cell table:style-name="ce39" table:formula="of:=SUM([collabtive.D3:.D971])" office:value-type="float" office:value="1780.199">
            <text:p>1780.199</text:p>
          </table:table-cell>
          <table:table-cell table:style-name="ce39" table:formula="of:=[.C5]/[.B5]" office:value-type="float" office:value="2.86255330507548">
            <text:p>2.863</text:p>
          </table:table-cell>
          <table:table-cell table:style-name="ce41" table:formula="of:=COUNTA([collabtive.B3:.B971])" office:value-type="float" office:value="218">
            <text:p>218</text:p>
          </table:table-cell>
          <table:table-cell table:style-name="ce41" table:formula="of:=SUM([collabtive.F3:.F971])" office:value-type="float" office:value="168">
            <text:p>168</text:p>
          </table:table-cell>
          <table:table-cell table:style-name="ce45" table:formula="of:=[.F5]/[.E5]*100" office:value-type="float" office:value="77.0642201834862">
            <text:p>77.06</text:p>
          </table:table-cell>
          <table:table-cell table:style-name="ce41" table:formula="of:=SUM([collabtive.G3:.G971])" office:value-type="float" office:value="209">
            <text:p>209</text:p>
          </table:table-cell>
          <table:table-cell table:style-name="ce45" table:formula="of:=[.H5]/[.E5]*100" office:value-type="float" office:value="95.8715596330275">
            <text:p>95.87</text:p>
          </table:table-cell>
          <table:table-cell table:style-name="ce41" table:formula="of:=SUM([collabtive.H3:.H971])" office:value-type="float" office:value="209">
            <text:p>209</text:p>
          </table:table-cell>
          <table:table-cell table:style-name="ce45" table:formula="of:=[.J5]/[.E5]*100" office:value-type="float" office:value="95.8715596330275">
            <text:p>95.87</text:p>
          </table:table-cell>
          <table:table-cell table:style-name="ce41" table:formula="of:=SUM([collabtive.I3:.I971])" office:value-type="float" office:value="4">
            <text:p>4</text:p>
          </table:table-cell>
          <table:table-cell table:style-name="ce45" table:formula="of:=[.L5]/[.E5]*100" office:value-type="float" office:value="1.8348623853211">
            <text:p>1.83</text:p>
          </table:table-cell>
          <table:table-cell table:style-name="ce41" table:formula="of:=SUM([collabtive.J3:.J971])" office:value-type="float" office:value="0">
            <text:p>0</text:p>
          </table:table-cell>
          <table:table-cell table:style-name="ce46" table:formula="of:=[.N5]/[.E5]*100" office:value-type="float" office:value="0">
            <text:p>0.00</text:p>
          </table:table-cell>
          <table:table-cell table:style-name="ce41" table:formula="of:=SUM([collabtive.K3:.K971])" office:value-type="float" office:value="2551">
            <text:p>2551</text:p>
          </table:table-cell>
          <table:table-cell table:style-name="ce41" table:formula="of:=SUM([collabtive.L3:.L971])" office:value-type="float" office:value="1995">
            <text:p>1995</text:p>
          </table:table-cell>
          <table:table-cell table:style-name="ce41" table:formula="of:=SUM([collabtive.M3:.M971])" office:value-type="float" office:value="4148">
            <text:p>4148</text:p>
          </table:table-cell>
          <table:table-cell/>
        </table:table-row>
        <table:table-row table:style-name="ro1">
          <table:table-cell office:value-type="string">
            <text:p>Claroline</text:p>
          </table:table-cell>
          <table:table-cell table:style-name="ce39" table:formula="of:=SUM([claroline.C3:.C1000])" office:value-type="float" office:value="154.926">
            <text:p>154.926</text:p>
          </table:table-cell>
          <table:table-cell table:style-name="ce39" table:formula="of:=SUM([claroline.D3:.D970])" office:value-type="float" office:value="860.554">
            <text:p>860.554</text:p>
          </table:table-cell>
          <table:table-cell table:style-name="ce39" table:formula="of:=[.C6]/[.B6]" office:value-type="float" office:value="5.55461317015866">
            <text:p>5.555</text:p>
          </table:table-cell>
          <table:table-cell table:style-name="ce41" table:formula="of:=COUNTA([claroline.B3:.B969])" office:value-type="float" office:value="165">
            <text:p>165</text:p>
          </table:table-cell>
          <table:table-cell table:style-name="ce41" table:formula="of:=SUM([claroline.F3:.F970])" office:value-type="float" office:value="50">
            <text:p>50</text:p>
          </table:table-cell>
          <table:table-cell table:style-name="ce45" table:formula="of:=[.F6]/[.E6]*100" office:value-type="float" office:value="30.3030303030303">
            <text:p>30.30</text:p>
          </table:table-cell>
          <table:table-cell table:style-name="ce41" table:formula="of:=SUM([claroline.G3:.G969])" office:value-type="float" office:value="118">
            <text:p>118</text:p>
          </table:table-cell>
          <table:table-cell table:style-name="ce45" table:formula="of:=[.H6]/[.E6]*100" office:value-type="float" office:value="71.5151515151515">
            <text:p>71.52</text:p>
          </table:table-cell>
          <table:table-cell table:style-name="ce41" table:formula="of:=SUM([claroline.H3:.H969])" office:value-type="float" office:value="67">
            <text:p>67</text:p>
          </table:table-cell>
          <table:table-cell table:style-name="ce45" table:formula="of:=[.J6]/[.E6]*100" office:value-type="float" office:value="40.6060606060606">
            <text:p>40.61</text:p>
          </table:table-cell>
          <table:table-cell table:style-name="ce41" table:formula="of:=SUM([claroline.I3:.I969])" office:value-type="float" office:value="33">
            <text:p>33</text:p>
          </table:table-cell>
          <table:table-cell table:style-name="ce45" table:formula="of:=[.L6]/[.E6]*100" office:value-type="float" office:value="20">
            <text:p>20.00</text:p>
          </table:table-cell>
          <table:table-cell table:style-name="ce41" table:formula="of:=SUM([claroline.J3:.J969])" office:value-type="float" office:value="0">
            <text:p>0</text:p>
          </table:table-cell>
          <table:table-cell table:style-name="ce46" table:formula="of:=[.N6]/[.E6]*100" office:value-type="float" office:value="0">
            <text:p>0.00</text:p>
          </table:table-cell>
          <table:table-cell table:style-name="ce41" table:formula="of:=SUM([claroline.K3:.K969])" office:value-type="float" office:value="6437">
            <text:p>6437</text:p>
          </table:table-cell>
          <table:table-cell table:style-name="ce41" table:formula="of:=SUM([claroline.L3:.L969])" office:value-type="float" office:value="1353">
            <text:p>1353</text:p>
          </table:table-cell>
          <table:table-cell table:style-name="ce41" table:formula="of:=SUM([claroline.M3:.M969])" office:value-type="float" office:value="4507">
            <text:p>4507</text:p>
          </table:table-cell>
          <table:table-cell/>
        </table:table-row>
        <table:table-row table:style-name="ro1">
          <table:table-cell table:style-name="ce17" office:value-type="string">
            <text:p>TOTAL</text:p>
          </table:table-cell>
          <table:table-cell table:style-name="ce40" table:formula="of:=SUM([.B3:.B6])" office:value-type="float" office:value="914.384">
            <text:p>914</text:p>
          </table:table-cell>
          <table:table-cell table:style-name="ce40" table:formula="of:=SUM([.C3:.C6])" office:value-type="float" office:value="3125.329">
            <text:p>3125</text:p>
          </table:table-cell>
          <table:table-cell table:style-name="ce42" table:formula="of:=[.C7]/[.B7]" office:value-type="float" office:value="3.41796116292498">
            <text:p>3.418</text:p>
          </table:table-cell>
          <table:table-cell table:style-name="ce40" table:formula="of:=SUM([.E3:.E6])" office:value-type="float" office:value="622">
            <text:p>622</text:p>
          </table:table-cell>
          <table:table-cell table:style-name="ce40" table:formula="of:=SUM([.F3:.F6])" office:value-type="float" office:value="295">
            <text:p>295</text:p>
          </table:table-cell>
          <table:table-cell table:style-name="ce45" table:formula="of:=[.F7]/[.E7]*100" office:value-type="float" office:value="47.427652733119">
            <text:p>47.43</text:p>
          </table:table-cell>
          <table:table-cell table:style-name="ce40" table:formula="of:=SUM([.H3:.H6])" office:value-type="float" office:value="463">
            <text:p>463</text:p>
          </table:table-cell>
          <table:table-cell table:style-name="ce45" table:formula="of:=[.H7]/[.E7]*100" office:value-type="float" office:value="74.4372990353698">
            <text:p>74.44</text:p>
          </table:table-cell>
          <table:table-cell table:style-name="ce40" table:formula="of:=SUM([.J3:.J6])" office:value-type="float" office:value="436">
            <text:p>436</text:p>
          </table:table-cell>
          <table:table-cell table:style-name="ce45" table:formula="of:=[.J7]/[.E7]*100" office:value-type="float" office:value="70.096463022508">
            <text:p>70.10</text:p>
          </table:table-cell>
          <table:table-cell table:style-name="ce40" table:formula="of:=SUM([.L3:.L6])" office:value-type="float" office:value="100">
            <text:p>100</text:p>
          </table:table-cell>
          <table:table-cell table:style-name="ce45" table:formula="of:=[.L7]/[.E7]*100" office:value-type="float" office:value="16.0771704180064">
            <text:p>16.08</text:p>
          </table:table-cell>
          <table:table-cell table:style-name="ce40" table:formula="of:=SUM([.N3:.N6])" office:value-type="float" office:value="0">
            <text:p>0</text:p>
          </table:table-cell>
          <table:table-cell table:style-name="ce46" table:formula="of:=[.N7]/[.E7]*100" office:value-type="float" office:value="0">
            <text:p>0.00</text:p>
          </table:table-cell>
          <table:table-cell table:style-name="ce40" table:formula="of:=SUM([.P3:.P6])" office:value-type="float" office:value="11067.616">
            <text:p>11068</text:p>
          </table:table-cell>
          <table:table-cell table:style-name="ce40" table:formula="of:=SUM([.Q3:.Q6])" office:value-type="float" office:value="4974.796">
            <text:p>4975</text:p>
          </table:table-cell>
          <table:table-cell table:style-name="ce40" table:formula="of:=SUM([.R3:.R6])" office:value-type="float" office:value="13778.216">
            <text:p>13778</text:p>
          </table:table-cell>
          <table:table-cell/>
        </table:table-row>
        <table:table-row table:style-name="ro1">
          <table:table-cell table:number-columns-repeated="6"/>
          <table:table-cell table:style-name="ce45"/>
          <table:table-cell table:number-columns-repeated="12"/>
        </table:table-row>
        <table:table-row table:style-name="ro1">
          <table:table-cell table:number-columns-repeated="15"/>
          <table:table-cell table:style-name="ce48" table:formula="of:=[.P7]/[.F7]" office:value-type="float" office:value="37.5173423728814">
            <text:p>37.52</text:p>
          </table:table-cell>
          <table:table-cell table:style-name="ce48" table:formula="of:=[.Q7]/[.H7]" office:value-type="float" office:value="10.7446997840173">
            <text:p>10.74</text:p>
          </table:table-cell>
          <table:table-cell table:style-name="ce48" table:formula="of:=[.R7]/[.J7]" office:value-type="float" office:value="31.6014128440367">
            <text:p>31.60</text:p>
          </table:table-cell>
          <table:table-cell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4"/>
          <table:table-cell table:style-name="ce44"/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2018-02-26</text:date>, <text:time>21:27:5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2-26T21:27:58</dc:date>
    <meta:editing-duration>P5DT17H42M8S</meta:editing-duration>
    <meta:editing-cycles>1491</meta:editing-cycles>
    <meta:generator>OpenOffice/4.1.3$Unix OpenOffice.org_project/413m1$Build-9783</meta:generator>
    <meta:document-statistic meta:table-count="5" meta:cell-count="5196" meta:object-count="0"/>
  </office:meta>
</office:document-meta>
</file>